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92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38.29mm"/>
    </style:style>
    <style:style style:name="co6" style:family="table-column">
      <style:table-column-properties fo:break-before="auto" style:column-width="4.41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37.55mm"/>
    </style:style>
    <style:style style:name="co9" style:family="table-column">
      <style:table-column-properties fo:break-before="auto" style:column-width="21.59mm"/>
    </style:style>
    <style:style style:name="ro1" style:family="table-row">
      <style:table-row-properties style:row-height="4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13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6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8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8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8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9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9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9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9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9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0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20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20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2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2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</office:automatic-styles>
  <office:body>
    <office:spreadsheet>
      <table:table table:name="Standard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3" table:default-cell-style-name="ce7"/>
        <table:table-column table:style-name="co1" table:number-columns-repeated="3" table:default-cell-style-name="ce7"/>
        <table:table-column table:style-name="co4" table:default-cell-style-name="ce7"/>
        <table:table-column table:style-name="co1" table:number-columns-repeated="4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6" table:default-cell-style-name="ce7"/>
        <table:table-column table:style-name="co1" table:number-columns-repeated="4" table:default-cell-style-name="ce7"/>
        <table:table-column table:style-name="co7" table:default-cell-style-name="ce24"/>
        <table:table-column table:style-name="co1" table:number-columns-repeated="3" table:default-cell-style-name="ce24"/>
        <table:table-column table:style-name="co1" table:number-columns-repeated="5" table:default-cell-style-name="ce7"/>
        <table:table-column table:style-name="co8" table:default-cell-style-name="ce7"/>
        <table:table-column table:style-name="co9" table:number-columns-repeated="979" table:default-cell-style-name="ce7"/>
        <table:table-row table:style-name="ro1"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-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+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=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;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sample</text:p>
          </table:table-cell>
          <table:table-cell table:style-name="ce8" table:number-columns-repeated="948"/>
          <table:table-cell table:style-name="ce14" table:number-columns-repeated="3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2]+2*[.B2]+4*[.C2]+8*[.D2]+16*[.E2]+32*[.F2]+64*[.G2]+128*[.H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J2]+2*[.K2]+4*[.L2]+8*[.M2]+16*[.N2]+32*[.O2]+64*[.P2]+128*[.Q2]; 2)" office:value-type="string" office:string-value="08" calcext:value-type="string">
            <text:p>0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S2]+2*[.T2]+4*[.U2]+8*[.V2]+16*[.W2]+32*[.X2]+64*[.Y2]+128*[.Z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B2]+2*[.AC2]+4*[.AD2]+8*[.AE2]+16*[.AF2]+32*[.AG2]+64*[.AH2]+128*[.AI2]; 2)" office:value-type="string" office:string-value="00" calcext:value-type="string">
            <text:p>0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2" table:formula="of:=DEC2HEX([.AK2]+2*[.AL2]+4*[.AM2]+8*[.AN2]+16*[.AO2]+32*[.AP2]+64*[.AQ2]+128*[.AR2]; 2)" office:value-type="string" office:string-value="24" calcext:value-type="string">
            <text:p>24</text:p>
          </table:table-cell>
          <table:table-cell table:style-name="ce34" table:number-columns-repeated="948"/>
          <table:table-cell table:number-columns-repeated="3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]+2*[.B3]+4*[.C3]+8*[.D3]+16*[.E3]+32*[.F3]+64*[.G3]+128*[.H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]+2*[.K3]+4*[.L3]+8*[.M3]+16*[.N3]+32*[.O3]+64*[.P3]+128*[.Q3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]+2*[.T3]+4*[.U3]+8*[.V3]+16*[.W3]+32*[.X3]+64*[.Y3]+128*[.Z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]+2*[.AC3]+4*[.AD3]+8*[.AE3]+16*[.AF3]+32*[.AG3]+64*[.AH3]+128*[.AI3]; 2)" office:value-type="string" office:string-value="00" calcext:value-type="string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3]+2*[.AL3]+4*[.AM3]+8*[.AN3]+16*[.AO3]+32*[.AP3]+64*[.AQ3]+128*[.AR3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4]+2*[.B4]+4*[.C4]+8*[.D4]+16*[.E4]+32*[.F4]+64*[.G4]+128*[.H4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4]+2*[.K4]+4*[.L4]+8*[.M4]+16*[.N4]+32*[.O4]+64*[.P4]+128*[.Q4]; 2)" office:value-type="string" office:string-value="08" calcext:value-type="string">
            <text:p>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S4]+2*[.T4]+4*[.U4]+8*[.V4]+16*[.W4]+32*[.X4]+64*[.Y4]+128*[.Z4]; 2)" office:value-type="string" office:string-value="FF" calcext:value-type="string">
            <text:p>F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4]+2*[.AC4]+4*[.AD4]+8*[.AE4]+16*[.AF4]+32*[.AG4]+64*[.AH4]+128*[.AI4]; 2)" office:value-type="string" office:string-value="00" calcext:value-type="string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4]+2*[.AL4]+4*[.AM4]+8*[.AN4]+16*[.AO4]+32*[.AP4]+64*[.AQ4]+128*[.AR4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A5]+2*[.B5]+4*[.C5]+8*[.D5]+16*[.E5]+32*[.F5]+64*[.G5]+128*[.H5]; 2)" office:value-type="string" office:string-value="FF" calcext:value-type="string">
            <text:p>FF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J5]+2*[.K5]+4*[.L5]+8*[.M5]+16*[.N5]+32*[.O5]+64*[.P5]+128*[.Q5]; 2)" office:value-type="string" office:string-value="FF" calcext:value-type="string">
            <text:p>F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5]+2*[.T5]+4*[.U5]+8*[.V5]+16*[.W5]+32*[.X5]+64*[.Y5]+128*[.Z5]; 2)" office:value-type="string" office:string-value="00" calcext:value-type="string">
            <text:p>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5]+2*[.AC5]+4*[.AD5]+8*[.AE5]+16*[.AF5]+32*[.AG5]+64*[.AH5]+128*[.AI5]; 2)" office:value-type="string" office:string-value="0F" calcext:value-type="string">
            <text:p>0F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5]+2*[.AL5]+4*[.AM5]+8*[.AN5]+16*[.AO5]+32*[.AP5]+64*[.AQ5]+128*[.AR5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6]+2*[.B6]+4*[.C6]+8*[.D6]+16*[.E6]+32*[.F6]+64*[.G6]+128*[.H6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6]+2*[.K6]+4*[.L6]+8*[.M6]+16*[.N6]+32*[.O6]+64*[.P6]+128*[.Q6]; 2)" office:value-type="string" office:string-value="08" calcext:value-type="string">
            <text:p>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S6]+2*[.T6]+4*[.U6]+8*[.V6]+16*[.W6]+32*[.X6]+64*[.Y6]+128*[.Z6]; 2)" office:value-type="string" office:string-value="FF" calcext:value-type="string">
            <text:p>F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6]+2*[.AC6]+4*[.AD6]+8*[.AE6]+16*[.AF6]+32*[.AG6]+64*[.AH6]+128*[.AI6]; 2)" office:value-type="string" office:string-value="00" calcext:value-type="string">
            <text:p>0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2" table:formula="of:=DEC2HEX([.AK6]+2*[.AL6]+4*[.AM6]+8*[.AN6]+16*[.AO6]+32*[.AP6]+64*[.AQ6]+128*[.AR6]; 2)" office:value-type="string" office:string-value="FF" calcext:value-type="string">
            <text:p>FF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7]+2*[.B7]+4*[.C7]+8*[.D7]+16*[.E7]+32*[.F7]+64*[.G7]+128*[.H7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7]+2*[.K7]+4*[.L7]+8*[.M7]+16*[.N7]+32*[.O7]+64*[.P7]+128*[.Q7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7]+2*[.T7]+4*[.U7]+8*[.V7]+16*[.W7]+32*[.X7]+64*[.Y7]+128*[.Z7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7]+2*[.AC7]+4*[.AD7]+8*[.AE7]+16*[.AF7]+32*[.AG7]+64*[.AH7]+128*[.AI7]; 2)" office:value-type="string" office:string-value="00" calcext:value-type="string">
            <text:p>0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7]+2*[.AL7]+4*[.AM7]+8*[.AN7]+16*[.AO7]+32*[.AP7]+64*[.AQ7]+128*[.AR7]; 2)" office:value-type="string" office:string-value="01" calcext:value-type="string">
            <text:p>01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8]+2*[.B8]+4*[.C8]+8*[.D8]+16*[.E8]+32*[.F8]+64*[.G8]+128*[.H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8]+2*[.K8]+4*[.L8]+8*[.M8]+16*[.N8]+32*[.O8]+64*[.P8]+128*[.Q8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8]+2*[.T8]+4*[.U8]+8*[.V8]+16*[.W8]+32*[.X8]+64*[.Y8]+128*[.Z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8]+2*[.AC8]+4*[.AD8]+8*[.AE8]+16*[.AF8]+32*[.AG8]+64*[.AH8]+128*[.AI8]; 2)" office:value-type="string" office:string-value="00" calcext:value-type="string">
            <text:p>0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8]+2*[.AL8]+4*[.AM8]+8*[.AN8]+16*[.AO8]+32*[.AP8]+64*[.AQ8]+128*[.AR8]; 2)" office:value-type="string" office:string-value="01" calcext:value-type="string">
            <text:p>01</text:p>
          </table:table-cell>
          <table:table-cell table:number-columns-repeated="97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9]+2*[.B9]+4*[.C9]+8*[.D9]+16*[.E9]+32*[.F9]+64*[.G9]+128*[.H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J9]+2*[.K9]+4*[.L9]+8*[.M9]+16*[.N9]+32*[.O9]+64*[.P9]+128*[.Q9]; 2)" office:value-type="string" office:string-value="08" calcext:value-type="string">
            <text:p>0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S9]+2*[.T9]+4*[.U9]+8*[.V9]+16*[.W9]+32*[.X9]+64*[.Y9]+128*[.Z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B9]+2*[.AC9]+4*[.AD9]+8*[.AE9]+16*[.AF9]+32*[.AG9]+64*[.AH9]+128*[.AI9]; 2)" office:value-type="string" office:string-value="00" calcext:value-type="string">
            <text:p>0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6"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22" table:formula="of:=DEC2HEX([.AK9]+2*[.AL9]+4*[.AM9]+8*[.AN9]+16*[.AO9]+32*[.AP9]+64*[.AQ9]+128*[.AR9]; 2)" office:value-type="string" office:string-value="FF" calcext:value-type="string">
            <text:p>FF</text:p>
          </table:table-cell>
          <table:table-cell table:style-name="ce35" table:number-columns-repeated="948"/>
          <table:table-cell table:number-columns-repeated="31"/>
        </table:table-row>
        <table:table-row table:style-name="ro1"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I2];[.I3];[.I4];[.I5];[.I6];[.I7];[.I8];[.I9])" office:value-type="string" office:string-value="0x000000FF00000000" calcext:value-type="string">
            <text:p>0x000000FF0000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R2];[.R3];[.R4];[.R5];[.R6];[.R7];[.R8];[.R9])" office:value-type="string" office:string-value="0x080808FF08080808" calcext:value-type="string">
            <text:p>0x080808FF08080808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A2];[.AA3];[.AA4];[.AA5];[.AA6];[.AA7];[.AA8];[.AA9])" office:value-type="string" office:string-value="0x0000FF00FF000000" calcext:value-type="string">
            <text:p>0x0000FF00FF00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J2];[.AJ3];[.AJ4];[.AJ5];[.AJ6];[.AJ7];[.AJ8];[.AJ9])" office:value-type="string" office:string-value="0x0000000F00000000" calcext:value-type="string">
            <text:p>0x0000000F00000000</text:p>
          </table:table-cell>
          <table:table-cell table:style-name="ce28"/>
          <table:table-cell table:style-name="ce33" table:number-columns-repeated="6"/>
          <table:table-cell table:style-name="ce40"/>
          <table:table-cell table:style-name="ce23" table:formula="of:=CONCATENATE(&quot;0x&quot;;[.AS2];[.AS3];[.AS4];[.AS5];[.AS6];[.AS7];[.AS8];[.AS9])" office:value-type="string" office:string-value="0x24242424FF0101FF" calcext:value-type="string">
            <text:p>0x24242424FF0101FF</text:p>
          </table:table-cell>
          <table:table-cell table:style-name="ce36" table:number-columns-repeated="948"/>
          <table:table-cell table:style-name="ce41" table:number-columns-repeated="31"/>
        </table:table-row>
        <table:table-row table:style-name="ro2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o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O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s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S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sample</text:p>
          </table:table-cell>
          <table:table-cell table:style-name="ce13" table:number-columns-repeated="948"/>
          <table:table-cell table:style-name="ce14" table:number-columns-repeated="3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12]+2*[.B12]+4*[.C12]+8*[.D12]+16*[.E12]+32*[.F12]+64*[.G12]+128*[.H1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J12]+2*[.K12]+4*[.L12]+8*[.M12]+16*[.N12]+32*[.O12]+64*[.P12]+128*[.Q1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S12]+2*[.T12]+4*[.U12]+8*[.V12]+16*[.W12]+32*[.X12]+64*[.Y12]+128*[.Z1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B12]+2*[.AC12]+4*[.AD12]+8*[.AE12]+16*[.AF12]+32*[.AG12]+64*[.AH12]+128*[.AI12]; 2)" office:value-type="string" office:string-value="00" calcext:value-type="string">
            <text:p>00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5" table:style-name="ce83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22" table:formula="of:=DEC2HEX([.AK12]+2*[.AL12]+4*[.AM12]+8*[.AN12]+16*[.AO12]+32*[.AP12]+64*[.AQ12]+128*[.AR12]; 2)" office:value-type="string" office:string-value="7D" calcext:value-type="string">
            <text:p>7D</text:p>
          </table:table-cell>
          <table:table-cell table:style-name="ce34" table:number-columns-repeated="948"/>
          <table:table-cell table:number-columns-repeated="3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3]+2*[.B13]+4*[.C13]+8*[.D13]+16*[.E13]+32*[.F13]+64*[.G13]+128*[.H1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3]+2*[.K13]+4*[.L13]+8*[.M13]+16*[.N13]+32*[.O13]+64*[.P13]+128*[.Q1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3]+2*[.T13]+4*[.U13]+8*[.V13]+16*[.W13]+32*[.X13]+64*[.Y13]+128*[.Z1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3]+2*[.AC13]+4*[.AD13]+8*[.AE13]+16*[.AF13]+32*[.AG13]+64*[.AH13]+128*[.AI13]; 2)" office:value-type="string" office:string-value="00" calcext:value-type="string">
            <text:p>0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" table:style-name="ce8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22" table:formula="of:=DEC2HEX([.AK13]+2*[.AL13]+4*[.AM13]+8*[.AN13]+16*[.AO13]+32*[.AP13]+64*[.AQ13]+128*[.AR13]; 2)" office:value-type="string" office:string-value="01" calcext:value-type="string">
            <text:p>01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4]+2*[.B14]+4*[.C14]+8*[.D14]+16*[.E14]+32*[.F14]+64*[.G14]+128*[.H14]; 2)" office:value-type="string" office:string-value="18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4]+2*[.K14]+4*[.L14]+8*[.M14]+16*[.N14]+32*[.O14]+64*[.P14]+128*[.Q14]; 2)" office:value-type="string" office:string-value="18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4]+2*[.T14]+4*[.U14]+8*[.V14]+16*[.W14]+32*[.X14]+64*[.Y14]+128*[.Z14]; 2)" office:value-type="string" office:string-value="3C" calcext:value-type="string">
            <text:p>3C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4]+2*[.AC14]+4*[.AD14]+8*[.AE14]+16*[.AF14]+32*[.AG14]+64*[.AH14]+128*[.AI14]; 2)" office:value-type="string" office:string-value="3C" calcext:value-type="string">
            <text:p>3C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22" table:formula="of:=DEC2HEX([.AK14]+2*[.AL14]+4*[.AM14]+8*[.AN14]+16*[.AO14]+32*[.AP14]+64*[.AQ14]+128*[.AR14]; 2)" office:value-type="string" office:string-value="11" calcext:value-type="string">
            <text:p>11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5]+2*[.B15]+4*[.C15]+8*[.D15]+16*[.E15]+32*[.F15]+64*[.G15]+128*[.H15]; 2)" office:value-type="string" office:string-value="24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5]+2*[.K15]+4*[.L15]+8*[.M15]+16*[.N15]+32*[.O15]+64*[.P15]+128*[.Q15]; 2)" office:value-type="string" office:string-value="3C" calcext:value-type="string">
            <text:p>3C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5]+2*[.T15]+4*[.U15]+8*[.V15]+16*[.W15]+32*[.X15]+64*[.Y15]+128*[.Z15]; 2)" office:value-type="string" office:string-value="24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5]+2*[.AC15]+4*[.AD15]+8*[.AE15]+16*[.AF15]+32*[.AG15]+64*[.AH15]+128*[.AI15]; 2)" office:value-type="string" office:string-value="3C" calcext:value-type="string">
            <text:p>3C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22" table:formula="of:=DEC2HEX([.AK15]+2*[.AL15]+4*[.AM15]+8*[.AN15]+16*[.AO15]+32*[.AP15]+64*[.AQ15]+128*[.AR15]; 2)" office:value-type="string" office:string-value="10" calcext:value-type="string">
            <text:p>10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6]+2*[.B16]+4*[.C16]+8*[.D16]+16*[.E16]+32*[.F16]+64*[.G16]+128*[.H16]; 2)" office:value-type="string" office:string-value="24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6]+2*[.K16]+4*[.L16]+8*[.M16]+16*[.N16]+32*[.O16]+64*[.P16]+128*[.Q16]; 2)" office:value-type="string" office:string-value="3C" calcext:value-type="string">
            <text:p>3C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6]+2*[.T16]+4*[.U16]+8*[.V16]+16*[.W16]+32*[.X16]+64*[.Y16]+128*[.Z16]; 2)" office:value-type="string" office:string-value="24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6]+2*[.AC16]+4*[.AD16]+8*[.AE16]+16*[.AF16]+32*[.AG16]+64*[.AH16]+128*[.AI16]; 2)" office:value-type="string" office:string-value="3C" calcext:value-type="string">
            <text:p>3C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2" table:formula="of:=DEC2HEX([.AK16]+2*[.AL16]+4*[.AM16]+8*[.AN16]+16*[.AO16]+32*[.AP16]+64*[.AQ16]+128*[.AR16]; 2)" office:value-type="string" office:string-value="D7" calcext:value-type="string">
            <text:p>D7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7]+2*[.B17]+4*[.C17]+8*[.D17]+16*[.E17]+32*[.F17]+64*[.G17]+128*[.H17]; 2)" office:value-type="string" office:string-value="18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7]+2*[.K17]+4*[.L17]+8*[.M17]+16*[.N17]+32*[.O17]+64*[.P17]+128*[.Q17]; 2)" office:value-type="string" office:string-value="18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7]+2*[.T17]+4*[.U17]+8*[.V17]+16*[.W17]+32*[.X17]+64*[.Y17]+128*[.Z17]; 2)" office:value-type="string" office:string-value="3C" calcext:value-type="string">
            <text:p>3C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7]+2*[.AC17]+4*[.AD17]+8*[.AE17]+16*[.AF17]+32*[.AG17]+64*[.AH17]+128*[.AI17]; 2)" office:value-type="string" office:string-value="3C" calcext:value-type="string">
            <text:p>3C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22" table:formula="of:=DEC2HEX([.AK17]+2*[.AL17]+4*[.AM17]+8*[.AN17]+16*[.AO17]+32*[.AP17]+64*[.AQ17]+128*[.AR17]; 2)" office:value-type="string" office:string-value="10" calcext:value-type="string">
            <text:p>10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8]+2*[.B18]+4*[.C18]+8*[.D18]+16*[.E18]+32*[.F18]+64*[.G18]+128*[.H1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8]+2*[.K18]+4*[.L18]+8*[.M18]+16*[.N18]+32*[.O18]+64*[.P18]+128*[.Q1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8]+2*[.T18]+4*[.U18]+8*[.V18]+16*[.W18]+32*[.X18]+64*[.Y18]+128*[.Z1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8]+2*[.AC18]+4*[.AD18]+8*[.AE18]+16*[.AF18]+32*[.AG18]+64*[.AH18]+128*[.AI18]; 2)" office:value-type="string" office:string-value="00" calcext:value-type="string">
            <text:p>0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22" table:formula="of:=DEC2HEX([.AK18]+2*[.AL18]+4*[.AM18]+8*[.AN18]+16*[.AO18]+32*[.AP18]+64*[.AQ18]+128*[.AR18]; 2)" office:value-type="string" office:string-value="11" calcext:value-type="string">
            <text:p>11</text:p>
          </table:table-cell>
          <table:table-cell table:number-columns-repeated="97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19]+2*[.B19]+4*[.C19]+8*[.D19]+16*[.E19]+32*[.F19]+64*[.G19]+128*[.H1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J19]+2*[.K19]+4*[.L19]+8*[.M19]+16*[.N19]+32*[.O19]+64*[.P19]+128*[.Q1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S19]+2*[.T19]+4*[.U19]+8*[.V19]+16*[.W19]+32*[.X19]+64*[.Y19]+128*[.Z1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B19]+2*[.AC19]+4*[.AD19]+8*[.AE19]+16*[.AF19]+32*[.AG19]+64*[.AH19]+128*[.AI19]; 2)" office:value-type="string" office:string-value="00" calcext:value-type="string">
            <text:p>0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6" table:style-name="ce85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22" table:formula="of:=DEC2HEX([.AK19]+2*[.AL19]+4*[.AM19]+8*[.AN19]+16*[.AO19]+32*[.AP19]+64*[.AQ19]+128*[.AR19]; 2)" office:value-type="string" office:string-value="01" calcext:value-type="string">
            <text:p>01</text:p>
          </table:table-cell>
          <table:table-cell table:style-name="ce35" table:number-columns-repeated="948"/>
          <table:table-cell table:number-columns-repeated="31"/>
        </table:table-row>
        <table:table-row table:style-name="ro2"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I12];[.I13];[.I14];[.I15];[.I16];[.I17];[.I18];[.I19])" office:value-type="string" office:string-value="0x0000182424180000" calcext:value-type="string">
            <text:p>0x000018242418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R12];[.R13];[.R14];[.R15];[.R16];[.R17];[.R18];[.R19])" office:value-type="string" office:string-value="0x0000183C3C180000" calcext:value-type="string">
            <text:p>0x0000183C3C18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A12];[.AA13];[.AA14];[.AA15];[.AA16];[.AA17];[.AA18];[.AA19])" office:value-type="string" office:string-value="0x00003C24243C0000" calcext:value-type="string">
            <text:p>0x00003C24243C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J12];[.AJ13];[.AJ14];[.AJ15];[.AJ16];[.AJ17];[.AJ18];[.AJ19])" office:value-type="string" office:string-value="0x00003C3C3C3C0000" calcext:value-type="string">
            <text:p>0x00003C3C3C3C0000</text:p>
          </table:table-cell>
          <table:table-cell table:style-name="ce73"/>
          <table:table-cell table:style-name="ce86" table:number-columns-repeated="6"/>
          <table:table-cell table:style-name="ce101"/>
          <table:table-cell table:style-name="ce23" table:formula="of:=CONCATENATE(&quot;0x&quot;;[.AS12];[.AS13];[.AS14];[.AS15];[.AS16];[.AS17];[.AS18];[.AS19])" office:value-type="string" office:string-value="0x7D011110D7101101" calcext:value-type="string">
            <text:p>0x7D011110D7101101</text:p>
          </table:table-cell>
          <table:table-cell table:style-name="ce36" table:number-columns-repeated="948"/>
          <table:table-cell table:style-name="ce41" table:number-columns-repeated="31"/>
        </table:table-row>
        <table:table-row table:style-name="ro2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~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&lt;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&gt;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j 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sample</text:p>
          </table:table-cell>
          <table:table-cell table:style-name="ce13" table:number-columns-repeated="948"/>
          <table:table-cell table:style-name="ce14" table:number-columns-repeated="3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22]+2*[.B22]+4*[.C22]+8*[.D22]+16*[.E22]+32*[.F22]+64*[.G22]+128*[.H2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J22]+2*[.K22]+4*[.L22]+8*[.M22]+16*[.N22]+32*[.O22]+64*[.P22]+128*[.Q2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S22]+2*[.T22]+4*[.U22]+8*[.V22]+16*[.W22]+32*[.X22]+64*[.Y22]+128*[.Z2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B22]+2*[.AC22]+4*[.AD22]+8*[.AE22]+16*[.AF22]+32*[.AG22]+64*[.AH22]+128*[.AI22]; 2)" office:value-type="string" office:string-value="00" calcext:value-type="string">
            <text:p>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6" table:style-name="ce87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22" table:formula="of:=DEC2HEX([.AK22]+2*[.AL22]+4*[.AM22]+8*[.AN22]+16*[.AO22]+32*[.AP22]+64*[.AQ22]+128*[.AR22]; 2)" office:value-type="string" office:string-value="00" calcext:value-type="string">
            <text:p>00</text:p>
          </table:table-cell>
          <table:table-cell table:style-name="ce34" table:number-columns-repeated="948"/>
          <table:table-cell table:number-columns-repeated="3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3]+2*[.B23]+4*[.C23]+8*[.D23]+16*[.E23]+32*[.F23]+64*[.G23]+128*[.H2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3]+2*[.K23]+4*[.L23]+8*[.M23]+16*[.N23]+32*[.O23]+64*[.P23]+128*[.Q23]; 2)" office:value-type="string" office:string-value="60" calcext:value-type="string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3]+2*[.T23]+4*[.U23]+8*[.V23]+16*[.W23]+32*[.X23]+64*[.Y23]+128*[.Z23]; 2)" office:value-type="string" office:string-value="06" calcext:value-type="string">
            <text:p>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3]+2*[.AC23]+4*[.AD23]+8*[.AE23]+16*[.AF23]+32*[.AG23]+64*[.AH23]+128*[.AI23]; 2)" office:value-type="string" office:string-value="00" calcext:value-type="string">
            <text:p>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2" table:formula="of:=DEC2HEX([.AK23]+2*[.AL23]+4*[.AM23]+8*[.AN23]+16*[.AO23]+32*[.AP23]+64*[.AQ23]+128*[.AR23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4]+2*[.B24]+4*[.C24]+8*[.D24]+16*[.E24]+32*[.F24]+64*[.G24]+128*[.H24]; 2)" office:value-type="string" office:string-value="06" calcext:value-type="string">
            <text:p>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4]+2*[.K24]+4*[.L24]+8*[.M24]+16*[.N24]+32*[.O24]+64*[.P24]+128*[.Q24]; 2)" office:value-type="string" office:string-value="58" calcext:value-type="string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4]+2*[.T24]+4*[.U24]+8*[.V24]+16*[.W24]+32*[.X24]+64*[.Y24]+128*[.Z24]; 2)" office:value-type="string" office:string-value="1A" calcext:value-type="string">
            <text:p>1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4]+2*[.AC24]+4*[.AD24]+8*[.AE24]+16*[.AF24]+32*[.AG24]+64*[.AH24]+128*[.AI24]; 2)" office:value-type="string" office:string-value="00" calcext:value-type="string">
            <text:p>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2" table:formula="of:=DEC2HEX([.AK24]+2*[.AL24]+4*[.AM24]+8*[.AN24]+16*[.AO24]+32*[.AP24]+64*[.AQ24]+128*[.AR24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5]+2*[.B25]+4*[.C25]+8*[.D25]+16*[.E25]+32*[.F25]+64*[.G25]+128*[.H25]; 2)" office:value-type="string" office:string-value="09" calcext:value-type="string">
            <text:p>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5]+2*[.K25]+4*[.L25]+8*[.M25]+16*[.N25]+32*[.O25]+64*[.P25]+128*[.Q25]; 2)" office:value-type="string" office:string-value="46" calcext:value-type="string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5]+2*[.T25]+4*[.U25]+8*[.V25]+16*[.W25]+32*[.X25]+64*[.Y25]+128*[.Z25]; 2)" office:value-type="string" office:string-value="62" calcext:value-type="string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5]+2*[.AC25]+4*[.AD25]+8*[.AE25]+16*[.AF25]+32*[.AG25]+64*[.AH25]+128*[.AI25]; 2)" office:value-type="string" office:string-value="27" calcext:value-type="string">
            <text:p>27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2" table:formula="of:=DEC2HEX([.AK25]+2*[.AL25]+4*[.AM25]+8*[.AN25]+16*[.AO25]+32*[.AP25]+64*[.AQ25]+128*[.AR25]; 2)" office:value-type="string" office:string-value="0F" calcext:value-type="string">
            <text:p>0F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A26]+2*[.B26]+4*[.C26]+8*[.D26]+16*[.E26]+32*[.F26]+64*[.G26]+128*[.H26]; 2)" office:value-type="string" office:string-value="90" calcext:value-type="string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6]+2*[.K26]+4*[.L26]+8*[.M26]+16*[.N26]+32*[.O26]+64*[.P26]+128*[.Q26]; 2)" office:value-type="string" office:string-value="58" calcext:value-type="string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6]+2*[.T26]+4*[.U26]+8*[.V26]+16*[.W26]+32*[.X26]+64*[.Y26]+128*[.Z26]; 2)" office:value-type="string" office:string-value="1A" calcext:value-type="string">
            <text:p>1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6]+2*[.AC26]+4*[.AD26]+8*[.AE26]+16*[.AF26]+32*[.AG26]+64*[.AH26]+128*[.AI26]; 2)" office:value-type="string" office:string-value="00" calcext:value-type="string">
            <text:p>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2" table:formula="of:=DEC2HEX([.AK26]+2*[.AL26]+4*[.AM26]+8*[.AN26]+16*[.AO26]+32*[.AP26]+64*[.AQ26]+128*[.AR26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7]+2*[.B27]+4*[.C27]+8*[.D27]+16*[.E27]+32*[.F27]+64*[.G27]+128*[.H27]; 2)" office:value-type="string" office:string-value="60" calcext:value-type="string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7]+2*[.K27]+4*[.L27]+8*[.M27]+16*[.N27]+32*[.O27]+64*[.P27]+128*[.Q27]; 2)" office:value-type="string" office:string-value="60" calcext:value-type="string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7]+2*[.T27]+4*[.U27]+8*[.V27]+16*[.W27]+32*[.X27]+64*[.Y27]+128*[.Z27]; 2)" office:value-type="string" office:string-value="06" calcext:value-type="string">
            <text:p>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7]+2*[.AC27]+4*[.AD27]+8*[.AE27]+16*[.AF27]+32*[.AG27]+64*[.AH27]+128*[.AI27]; 2)" office:value-type="string" office:string-value="00" calcext:value-type="string">
            <text:p>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2" table:formula="of:=DEC2HEX([.AK27]+2*[.AL27]+4*[.AM27]+8*[.AN27]+16*[.AO27]+32*[.AP27]+64*[.AQ27]+128*[.AR27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8]+2*[.B28]+4*[.C28]+8*[.D28]+16*[.E28]+32*[.F28]+64*[.G28]+128*[.H2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8]+2*[.K28]+4*[.L28]+8*[.M28]+16*[.N28]+32*[.O28]+64*[.P28]+128*[.Q2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8]+2*[.T28]+4*[.U28]+8*[.V28]+16*[.W28]+32*[.X28]+64*[.Y28]+128*[.Z2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8]+2*[.AC28]+4*[.AD28]+8*[.AE28]+16*[.AF28]+32*[.AG28]+64*[.AH28]+128*[.AI28]; 2)" office:value-type="string" office:string-value="00" calcext:value-type="string">
            <text:p>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2" table:formula="of:=DEC2HEX([.AK28]+2*[.AL28]+4*[.AM28]+8*[.AN28]+16*[.AO28]+32*[.AP28]+64*[.AQ28]+128*[.AR28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29]+2*[.B29]+4*[.C29]+8*[.D29]+16*[.E29]+32*[.F29]+64*[.G29]+128*[.H2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J29]+2*[.K29]+4*[.L29]+8*[.M29]+16*[.N29]+32*[.O29]+64*[.P29]+128*[.Q2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S29]+2*[.T29]+4*[.U29]+8*[.V29]+16*[.W29]+32*[.X29]+64*[.Y29]+128*[.Z2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B29]+2*[.AC29]+4*[.AD29]+8*[.AE29]+16*[.AF29]+32*[.AG29]+64*[.AH29]+128*[.AI29]; 2)" office:value-type="string" office:string-value="00" calcext:value-type="string">
            <text:p>0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89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22" table:formula="of:=DEC2HEX([.AK29]+2*[.AL29]+4*[.AM29]+8*[.AN29]+16*[.AO29]+32*[.AP29]+64*[.AQ29]+128*[.AR29]; 2)" office:value-type="string" office:string-value="FF" calcext:value-type="string">
            <text:p>FF</text:p>
          </table:table-cell>
          <table:table-cell table:style-name="ce35" table:number-columns-repeated="948"/>
          <table:table-cell table:number-columns-repeated="31"/>
        </table:table-row>
        <table:table-row table:style-name="ro2"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I22];[.I23];[.I24];[.I25];[.I26];[.I27];[.I28];[.I29])" office:value-type="string" office:string-value="0x0000060990600000" calcext:value-type="string">
            <text:p>0x000006099060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R22];[.R23];[.R24];[.R25];[.R26];[.R27];[.R28];[.R29])" office:value-type="string" office:string-value="0x0060584658600000" calcext:value-type="string">
            <text:p>0x006058465860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A22];[.AA23];[.AA24];[.AA25];[.AA26];[.AA27];[.AA28];[.AA29])" office:value-type="string" office:string-value="0x00061A621A060000" calcext:value-type="string">
            <text:p>0x00061A621A06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J22];[.AJ23];[.AJ24];[.AJ25];[.AJ26];[.AJ27];[.AJ28];[.AJ29])" office:value-type="string" office:string-value="0x0000002700000000" calcext:value-type="string">
            <text:p>0x0000002700000000</text:p>
          </table:table-cell>
          <table:table-cell table:style-name="ce77"/>
          <table:table-cell table:style-name="ce90" table:number-columns-repeated="6"/>
          <table:table-cell table:style-name="ce105"/>
          <table:table-cell table:style-name="ce23" table:formula="of:=CONCATENATE(&quot;0x&quot;;[.AS22];[.AS23];[.AS24];[.AS25];[.AS26];[.AS27];[.AS28];[.AS29])" office:value-type="string" office:string-value="0x0000000F000000FF" calcext:value-type="string">
            <text:p>0x0000000F000000FF</text:p>
          </table:table-cell>
          <table:table-cell table:style-name="ce36" table:number-columns-repeated="948"/>
          <table:table-cell table:style-name="ce41" table:number-columns-repeated="31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d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D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*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^</text:p>
          </table:table-cell>
          <table:table-cell table:style-name="ce29" table:number-columns-repeated="3"/>
          <table:table-cell table:style-name="ce13" table:number-columns-repeated="954"/>
          <table:table-cell table:style-name="ce14" table:number-columns-repeated="3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32]+2*[.B32]+4*[.C32]+8*[.D32]+16*[.E32]+32*[.F32]+64*[.G32]+128*[.H32]; 2)" office:value-type="string" office:string-value="00" calcext:value-type="string">
            <text:p>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J32]+2*[.K32]+4*[.L32]+8*[.M32]+16*[.N32]+32*[.O32]+64*[.P32]+128*[.Q32]; 2)" office:value-type="string" office:string-value="01" calcext:value-type="string">
            <text:p>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S32]+2*[.T32]+4*[.U32]+8*[.V32]+16*[.W32]+32*[.X32]+64*[.Y32]+128*[.Z3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B32]+2*[.AC32]+4*[.AD32]+8*[.AE32]+16*[.AF32]+32*[.AG32]+64*[.AH32]+128*[.AI32]; 2)" office:value-type="string" office:string-value="10" calcext:value-type="string">
            <text:p>10</text:p>
          </table:table-cell>
          <table:table-cell table:style-name="ce22" table:number-columns-repeated="3"/>
          <table:table-cell table:style-name="ce34" table:number-columns-repeated="954"/>
          <table:table-cell table:number-columns-repeated="3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3]+2*[.B33]+4*[.C33]+8*[.D33]+16*[.E33]+32*[.F33]+64*[.G33]+128*[.H33]; 2)" office:value-type="string" office:string-value="08" calcext:value-type="string">
            <text:p>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3]+2*[.K33]+4*[.L33]+8*[.M33]+16*[.N33]+32*[.O33]+64*[.P33]+128*[.Q33]; 2)" office:value-type="string" office:string-value="39" calcext:value-type="string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3]+2*[.T33]+4*[.U33]+8*[.V33]+16*[.W33]+32*[.X33]+64*[.Y33]+128*[.Z3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3]+2*[.AC33]+4*[.AD33]+8*[.AE33]+16*[.AF33]+32*[.AG33]+64*[.AH33]+128*[.AI33]; 2)" office:value-type="string" office:string-value="10" calcext:value-type="string">
            <text:p>1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4]+2*[.B34]+4*[.C34]+8*[.D34]+16*[.E34]+32*[.F34]+64*[.G34]+128*[.H34]; 2)" office:value-type="string" office:string-value="08" calcext:value-type="string">
            <text:p>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4]+2*[.K34]+4*[.L34]+8*[.M34]+16*[.N34]+32*[.O34]+64*[.P34]+128*[.Q34]; 2)" office:value-type="string" office:string-value="01" calcext:value-type="string">
            <text:p>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4]+2*[.T34]+4*[.U34]+8*[.V34]+16*[.W34]+32*[.X34]+64*[.Y34]+128*[.Z34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4]+2*[.AC34]+4*[.AD34]+8*[.AE34]+16*[.AF34]+32*[.AG34]+64*[.AH34]+128*[.AI34]; 2)" office:value-type="string" office:string-value="10" calcext:value-type="string">
            <text:p>1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5]+2*[.B35]+4*[.C35]+8*[.D35]+16*[.E35]+32*[.F35]+64*[.G35]+128*[.H35]; 2)" office:value-type="string" office:string-value="3E" calcext:value-type="string">
            <text:p>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5]+2*[.K35]+4*[.L35]+8*[.M35]+16*[.N35]+32*[.O35]+64*[.P35]+128*[.Q35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5]+2*[.T35]+4*[.U35]+8*[.V35]+16*[.W35]+32*[.X35]+64*[.Y35]+128*[.Z35]; 2)" office:value-type="string" office:string-value="18" calcext:value-type="string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AB35]+2*[.AC35]+4*[.AD35]+8*[.AE35]+16*[.AF35]+32*[.AG35]+64*[.AH35]+128*[.AI35]; 2)" office:value-type="string" office:string-value="FF" calcext:value-type="string">
            <text:p>FF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6]+2*[.B36]+4*[.C36]+8*[.D36]+16*[.E36]+32*[.F36]+64*[.G36]+128*[.H36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6]+2*[.K36]+4*[.L36]+8*[.M36]+16*[.N36]+32*[.O36]+64*[.P36]+128*[.Q36]; 2)" office:value-type="string" office:string-value="10" calcext:value-type="string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6]+2*[.T36]+4*[.U36]+8*[.V36]+16*[.W36]+32*[.X36]+64*[.Y36]+128*[.Z36]; 2)" office:value-type="string" office:string-value="18" calcext:value-type="string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6]+2*[.AC36]+4*[.AD36]+8*[.AE36]+16*[.AF36]+32*[.AG36]+64*[.AH36]+128*[.AI36]; 2)" office:value-type="string" office:string-value="01" calcext:value-type="string">
            <text:p>01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7]+2*[.B37]+4*[.C37]+8*[.D37]+16*[.E37]+32*[.F37]+64*[.G37]+128*[.H37]; 2)" office:value-type="string" office:string-value="08" calcext:value-type="string">
            <text:p>08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J37]+2*[.K37]+4*[.L37]+8*[.M37]+16*[.N37]+32*[.O37]+64*[.P37]+128*[.Q37]; 2)" office:value-type="string" office:string-value="93" calcext:value-type="string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7]+2*[.T37]+4*[.U37]+8*[.V37]+16*[.W37]+32*[.X37]+64*[.Y37]+128*[.Z37]; 2)" office:value-type="string" office:string-value="00" calcext:value-type="string">
            <text:p>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7]+2*[.AC37]+4*[.AD37]+8*[.AE37]+16*[.AF37]+32*[.AG37]+64*[.AH37]+128*[.AI37]; 2)" office:value-type="string" office:string-value="01" calcext:value-type="string">
            <text:p>01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8]+2*[.B38]+4*[.C38]+8*[.D38]+16*[.E38]+32*[.F38]+64*[.G38]+128*[.H3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8]+2*[.K38]+4*[.L38]+8*[.M38]+16*[.N38]+32*[.O38]+64*[.P38]+128*[.Q38]; 2)" office:value-type="string" office:string-value="10" calcext:value-type="string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8]+2*[.T38]+4*[.U38]+8*[.V38]+16*[.W38]+32*[.X38]+64*[.Y38]+128*[.Z38]; 2)" office:value-type="string" office:string-value="00" calcext:value-type="string">
            <text:p>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8]+2*[.AC38]+4*[.AD38]+8*[.AE38]+16*[.AF38]+32*[.AG38]+64*[.AH38]+128*[.AI38]; 2)" office:value-type="string" office:string-value="01" calcext:value-type="string">
            <text:p>01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39]+2*[.B39]+4*[.C39]+8*[.D39]+16*[.E39]+32*[.F39]+64*[.G39]+128*[.H3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J39]+2*[.K39]+4*[.L39]+8*[.M39]+16*[.N39]+32*[.O39]+64*[.P39]+128*[.Q3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S39]+2*[.T39]+4*[.U39]+8*[.V39]+16*[.W39]+32*[.X39]+64*[.Y39]+128*[.Z39]; 2)" office:value-type="string" office:string-value="00" calcext:value-type="string">
            <text:p>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2" table:formula="of:=DEC2HEX([.AB39]+2*[.AC39]+4*[.AD39]+8*[.AE39]+16*[.AF39]+32*[.AG39]+64*[.AH39]+128*[.AI39]; 2)" office:value-type="string" office:string-value="FF" calcext:value-type="string">
            <text:p>FF</text:p>
          </table:table-cell>
          <table:table-cell table:style-name="ce22" table:number-columns-repeated="3"/>
          <table:table-cell table:style-name="ce35" table:number-columns-repeated="954"/>
          <table:table-cell table:number-columns-repeated="31"/>
        </table:table-row>
        <table:table-row table:style-name="ro1"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I32];[.I33];[.I34];[.I35];[.I36];[.I37];[.I38];[.I39])" office:value-type="string" office:string-value="0x0008083E08080000" calcext:value-type="string">
            <text:p>0x0008083E0808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R32];[.R33];[.R34];[.R35];[.R36];[.R37];[.R38];[.R39])" office:value-type="string" office:string-value="0x0139010010931000" calcext:value-type="string">
            <text:p>0x0139010010931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A32];[.AA33];[.AA34];[.AA35];[.AA36];[.AA37];[.AA38];[.AA39])" office:value-type="string" office:string-value="0x0000001818000000" calcext:value-type="string">
            <text:p>0x000000181800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J32];[.AJ33];[.AJ34];[.AJ35];[.AJ36];[.AJ37];[.AJ38];[.AJ39])" office:value-type="string" office:string-value="0x101010FF010101FF" calcext:value-type="string">
            <text:p>0x101010FF010101FF</text:p>
          </table:table-cell>
          <table:table-cell table:style-name="ce23" table:number-columns-repeated="3"/>
          <table:table-cell table:style-name="ce36" table:number-columns-repeated="954"/>
          <table:table-cell table:style-name="ce41" table:number-columns-repeated="3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tandard.AB32:Standard.AI40 Standard.AB2:Standard.AI10 Standard.AB12:Standard.AI20 Standard.AB22:Standard.AI30 Standard.A32:Standard.H40 Standard.A2:Standard.H10 Standard.A12:Standard.H20 Standard.A22:Standard.H30 Standard.J2:Standard.Q10 Standard.J12:Standard.Q20 Standard.J22:Standard.Q30 Standard.J32:Standard.Q40 Standard.S2:Standard.Z10 Standard.S12:Standard.Z20 Standard.S22:Standard.Z30 Standard.S32:Standard.Z4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tandard.AK2:Standard.AR1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tandard.AK12:Standard.AR2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tandard.AK22:Standard.AR3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Samples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7" table:default-cell-style-name="ce7"/>
        <table:table-column table:style-name="co1" table:number-columns-repeated="3" table:default-cell-style-name="ce7"/>
        <table:table-column table:style-name="co4" table:default-cell-style-name="ce7"/>
        <table:table-column table:style-name="co1" table:number-columns-repeated="4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6" table:default-cell-style-name="ce7"/>
        <table:table-column table:style-name="co1" table:number-columns-repeated="4" table:default-cell-style-name="ce7"/>
        <table:table-column table:style-name="co7" table:default-cell-style-name="ce24"/>
        <table:table-column table:style-name="co1" table:number-columns-repeated="3" table:default-cell-style-name="ce24"/>
        <table:table-column table:style-name="co1" table:number-columns-repeated="5" table:default-cell-style-name="ce7"/>
        <table:table-column table:style-name="co8" table:default-cell-style-name="ce7"/>
        <table:table-column table:style-name="co9" table:number-columns-repeated="979" table:default-cell-style-name="ce7"/>
        <table:table-row table:style-name="ro1"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-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+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=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;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sample</text:p>
          </table:table-cell>
          <table:table-cell table:style-name="ce8" table:number-columns-repeated="948"/>
          <table:table-cell table:style-name="ce14" table:number-columns-repeated="31"/>
        </table:table-row>
        <table:table-row table:style-name="ro2"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22" table:formula="of:=DEC2HEX([.A2]+2*[.B2]+4*[.C2]+8*[.D2]+16*[.E2]+32*[.F2]+64*[.G2]+128*[.H2]; 2)" office:value-type="string" office:string-value="55" calcext:value-type="string">
            <text:p>55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3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22" table:formula="of:=DEC2HEX([.J2]+2*[.K2]+4*[.L2]+8*[.M2]+16*[.N2]+32*[.O2]+64*[.P2]+128*[.Q2]; 2)" office:value-type="string" office:string-value="10" calcext:value-type="string">
            <text:p>10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6" table:style-name="ce13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22" table:formula="of:=DEC2HEX([.S2]+2*[.T2]+4*[.U2]+8*[.V2]+16*[.W2]+32*[.X2]+64*[.Y2]+128*[.Z2]; 2)" office:value-type="string" office:string-value="FF" calcext:value-type="string">
            <text:p>FF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3" table:style-name="ce135" office:value-type="float" office:value="1" calcext:value-type="float">
            <text:p>1</text:p>
          </table:table-cell>
          <table:table-cell table:number-columns-repeated="3"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22" table:formula="of:=DEC2HEX([.AB2]+2*[.AC2]+4*[.AD2]+8*[.AE2]+16*[.AF2]+32*[.AG2]+64*[.AH2]+128*[.AI2]; 2)" office:value-type="string" office:string-value="0F" calcext:value-type="string">
            <text:p>0F</text:p>
          </table:table-cell>
          <table:table-cell table:style-name="ce15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22" table:formula="of:=DEC2HEX([.AK2]+2*[.AL2]+4*[.AM2]+8*[.AN2]+16*[.AO2]+32*[.AP2]+64*[.AQ2]+128*[.AR2]; 2)" office:value-type="string" office:string-value="24" calcext:value-type="string">
            <text:p>24</text:p>
          </table:table-cell>
          <table:table-cell table:style-name="ce34" table:number-columns-repeated="948"/>
          <table:table-cell table:number-columns-repeated="31"/>
        </table:table-row>
        <table:table-row table:style-name="ro2"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3]+2*[.B3]+4*[.C3]+8*[.D3]+16*[.E3]+32*[.F3]+64*[.G3]+128*[.H3]; 2)" office:value-type="string" office:string-value="AA" calcext:value-type="string">
            <text:p>AA</text:p>
          </table:table-cell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J3]+2*[.K3]+4*[.L3]+8*[.M3]+16*[.N3]+32*[.O3]+64*[.P3]+128*[.Q3]; 2)" office:value-type="string" office:string-value="D5" calcext:value-type="string">
            <text:p>D5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S3]+2*[.T3]+4*[.U3]+8*[.V3]+16*[.W3]+32*[.X3]+64*[.Y3]+128*[.Z3]; 2)" office:value-type="string" office:string-value="00" calcext:value-type="string">
            <text:p>00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3" table:style-name="ce136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3]+2*[.AC3]+4*[.AD3]+8*[.AE3]+16*[.AF3]+32*[.AG3]+64*[.AH3]+128*[.AI3]; 2)" office:value-type="string" office:string-value="0F" calcext:value-type="string">
            <text:p>0F</text:p>
          </table:table-cell>
          <table:table-cell table:style-name="ce15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" calcext:value-type="float">
            <text:p>1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22" table:formula="of:=DEC2HEX([.AK3]+2*[.AL3]+4*[.AM3]+8*[.AN3]+16*[.AO3]+32*[.AP3]+64*[.AQ3]+128*[.AR3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4]+2*[.B4]+4*[.C4]+8*[.D4]+16*[.E4]+32*[.F4]+64*[.G4]+128*[.H4]; 2)" office:value-type="string" office:string-value="55" calcext:value-type="string">
            <text:p>55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4]+2*[.K4]+4*[.L4]+8*[.M4]+16*[.N4]+32*[.O4]+64*[.P4]+128*[.Q4]; 2)" office:value-type="string" office:string-value="04" calcext:value-type="string">
            <text:p>04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6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S4]+2*[.T4]+4*[.U4]+8*[.V4]+16*[.W4]+32*[.X4]+64*[.Y4]+128*[.Z4]; 2)" office:value-type="string" office:string-value="FF" calcext:value-type="string">
            <text:p>FF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3" table:style-name="ce136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4]+2*[.AC4]+4*[.AD4]+8*[.AE4]+16*[.AF4]+32*[.AG4]+64*[.AH4]+128*[.AI4]; 2)" office:value-type="string" office:string-value="0F" calcext:value-type="string">
            <text:p>0F</text:p>
          </table:table-cell>
          <table:table-cell table:style-name="ce15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" calcext:value-type="float">
            <text:p>1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22" table:formula="of:=DEC2HEX([.AK4]+2*[.AL4]+4*[.AM4]+8*[.AN4]+16*[.AO4]+32*[.AP4]+64*[.AQ4]+128*[.AR4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5]+2*[.B5]+4*[.C5]+8*[.D5]+16*[.E5]+32*[.F5]+64*[.G5]+128*[.H5]; 2)" office:value-type="string" office:string-value="AA" calcext:value-type="string">
            <text:p>AA</text:p>
          </table:table-cell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5]+2*[.K5]+4*[.L5]+8*[.M5]+16*[.N5]+32*[.O5]+64*[.P5]+128*[.Q5]; 2)" office:value-type="string" office:string-value="75" calcext:value-type="string">
            <text:p>75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S5]+2*[.T5]+4*[.U5]+8*[.V5]+16*[.W5]+32*[.X5]+64*[.Y5]+128*[.Z5]; 2)" office:value-type="string" office:string-value="00" calcext:value-type="string">
            <text:p>00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3" table:style-name="ce136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5]+2*[.AC5]+4*[.AD5]+8*[.AE5]+16*[.AF5]+32*[.AG5]+64*[.AH5]+128*[.AI5]; 2)" office:value-type="string" office:string-value="0F" calcext:value-type="string">
            <text:p>0F</text:p>
          </table:table-cell>
          <table:table-cell table:style-name="ce15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" calcext:value-type="float">
            <text:p>1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22" table:formula="of:=DEC2HEX([.AK5]+2*[.AL5]+4*[.AM5]+8*[.AN5]+16*[.AO5]+32*[.AP5]+64*[.AQ5]+128*[.AR5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6]+2*[.B6]+4*[.C6]+8*[.D6]+16*[.E6]+32*[.F6]+64*[.G6]+128*[.H6]; 2)" office:value-type="string" office:string-value="55" calcext:value-type="string">
            <text:p>55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6]+2*[.K6]+4*[.L6]+8*[.M6]+16*[.N6]+32*[.O6]+64*[.P6]+128*[.Q6]; 2)" office:value-type="string" office:string-value="01" calcext:value-type="string">
            <text:p>01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6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S6]+2*[.T6]+4*[.U6]+8*[.V6]+16*[.W6]+32*[.X6]+64*[.Y6]+128*[.Z6]; 2)" office:value-type="string" office:string-value="FF" calcext:value-type="string">
            <text:p>FF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B6]+2*[.AC6]+4*[.AD6]+8*[.AE6]+16*[.AF6]+32*[.AG6]+64*[.AH6]+128*[.AI6]; 2)" office:value-type="string" office:string-value="F0" calcext:value-type="string">
            <text:p>F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6" table:style-name="ce169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22" table:formula="of:=DEC2HEX([.AK6]+2*[.AL6]+4*[.AM6]+8*[.AN6]+16*[.AO6]+32*[.AP6]+64*[.AQ6]+128*[.AR6]; 2)" office:value-type="string" office:string-value="FF" calcext:value-type="string">
            <text:p>FF</text:p>
          </table:table-cell>
          <table:table-cell table:number-columns-repeated="979"/>
        </table:table-row>
        <table:table-row table:style-name="ro2"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7]+2*[.B7]+4*[.C7]+8*[.D7]+16*[.E7]+32*[.F7]+64*[.G7]+128*[.H7]; 2)" office:value-type="string" office:string-value="AA" calcext:value-type="string">
            <text:p>AA</text:p>
          </table:table-cell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7]+2*[.K7]+4*[.L7]+8*[.M7]+16*[.N7]+32*[.O7]+64*[.P7]+128*[.Q7]; 2)" office:value-type="string" office:string-value="5D" calcext:value-type="string">
            <text:p>5D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S7]+2*[.T7]+4*[.U7]+8*[.V7]+16*[.W7]+32*[.X7]+64*[.Y7]+128*[.Z7]; 2)" office:value-type="string" office:string-value="00" calcext:value-type="string">
            <text:p>00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B7]+2*[.AC7]+4*[.AD7]+8*[.AE7]+16*[.AF7]+32*[.AG7]+64*[.AH7]+128*[.AI7]; 2)" office:value-type="string" office:string-value="F0" calcext:value-type="string">
            <text:p>F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6" table:style-name="ce169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22" table:formula="of:=DEC2HEX([.AK7]+2*[.AL7]+4*[.AM7]+8*[.AN7]+16*[.AO7]+32*[.AP7]+64*[.AQ7]+128*[.AR7]; 2)" office:value-type="string" office:string-value="01" calcext:value-type="string">
            <text:p>01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8]+2*[.B8]+4*[.C8]+8*[.D8]+16*[.E8]+32*[.F8]+64*[.G8]+128*[.H8]; 2)" office:value-type="string" office:string-value="55" calcext:value-type="string">
            <text:p>55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8]+2*[.K8]+4*[.L8]+8*[.M8]+16*[.N8]+32*[.O8]+64*[.P8]+128*[.Q8]; 2)" office:value-type="string" office:string-value="40" calcext:value-type="string">
            <text:p>40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6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S8]+2*[.T8]+4*[.U8]+8*[.V8]+16*[.W8]+32*[.X8]+64*[.Y8]+128*[.Z8]; 2)" office:value-type="string" office:string-value="FF" calcext:value-type="string">
            <text:p>FF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B8]+2*[.AC8]+4*[.AD8]+8*[.AE8]+16*[.AF8]+32*[.AG8]+64*[.AH8]+128*[.AI8]; 2)" office:value-type="string" office:string-value="F0" calcext:value-type="string">
            <text:p>F0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6" table:style-name="ce169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22" table:formula="of:=DEC2HEX([.AK8]+2*[.AL8]+4*[.AM8]+8*[.AN8]+16*[.AO8]+32*[.AP8]+64*[.AQ8]+128*[.AR8]; 2)" office:value-type="string" office:string-value="01" calcext:value-type="string">
            <text:p>01</text:p>
          </table:table-cell>
          <table:table-cell table:number-columns-repeated="979"/>
        </table:table-row>
        <table:table-row table:style-name="ro2">
          <table:table-cell table:style-name="ce133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22" table:formula="of:=DEC2HEX([.A9]+2*[.B9]+4*[.C9]+8*[.D9]+16*[.E9]+32*[.F9]+64*[.G9]+128*[.H9]; 2)" office:value-type="string" office:string-value="AA" calcext:value-type="string">
            <text:p>AA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22" table:formula="of:=DEC2HEX([.J9]+2*[.K9]+4*[.L9]+8*[.M9]+16*[.N9]+32*[.O9]+64*[.P9]+128*[.Q9]; 2)" office:value-type="string" office:string-value="57" calcext:value-type="string">
            <text:p>57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22" table:formula="of:=DEC2HEX([.S9]+2*[.T9]+4*[.U9]+8*[.V9]+16*[.W9]+32*[.X9]+64*[.Y9]+128*[.Z9]; 2)" office:value-type="string" office:string-value="00" calcext:value-type="string">
            <text:p>0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number-columns-repeated="3" table:style-name="ce13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22" table:formula="of:=DEC2HEX([.AB9]+2*[.AC9]+4*[.AD9]+8*[.AE9]+16*[.AF9]+32*[.AG9]+64*[.AH9]+128*[.AI9]; 2)" office:value-type="string" office:string-value="F0" calcext:value-type="string">
            <text:p>F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6" table:style-name="ce170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 table:style-name="ce22" table:formula="of:=DEC2HEX([.AK9]+2*[.AL9]+4*[.AM9]+8*[.AN9]+16*[.AO9]+32*[.AP9]+64*[.AQ9]+128*[.AR9]; 2)" office:value-type="string" office:string-value="FF" calcext:value-type="string">
            <text:p>FF</text:p>
          </table:table-cell>
          <table:table-cell table:style-name="ce35" table:number-columns-repeated="948"/>
          <table:table-cell table:number-columns-repeated="31"/>
        </table:table-row>
        <table:table-row table:style-name="ro1"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I2];[.I3];[.I4];[.I5];[.I6];[.I7];[.I8];[.I9])" office:value-type="string" office:string-value="0x55AA55AA55AA55AA" calcext:value-type="string">
            <text:p>0x55AA55AA55AA55AA</text:p>
          </table:table-cell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R2];[.R3];[.R4];[.R5];[.R6];[.R7];[.R8];[.R9])" office:value-type="string" office:string-value="0x10D50475015D4057" calcext:value-type="string">
            <text:p>0x10D50475015D4057</text:p>
          </table:table-cell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AA2];[.AA3];[.AA4];[.AA5];[.AA6];[.AA7];[.AA8];[.AA9])" office:value-type="string" office:string-value="0xFF00FF00FF00FF00" calcext:value-type="string">
            <text:p>0xFF00FF00FF00FF00</text:p>
          </table:table-cell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AJ2];[.AJ3];[.AJ4];[.AJ5];[.AJ6];[.AJ7];[.AJ8];[.AJ9])" office:value-type="string" office:string-value="0x0F0F0F0FF0F0F0F0" calcext:value-type="string">
            <text:p>0x0F0F0F0FF0F0F0F0</text:p>
          </table:table-cell>
          <table:table-cell table:style-name="ce155"/>
          <table:table-cell table:style-name="ce171" table:number-columns-repeated="6"/>
          <table:table-cell table:style-name="ce187"/>
          <table:table-cell table:style-name="ce23" table:formula="of:=CONCATENATE(&quot;0x&quot;;[.AS2];[.AS3];[.AS4];[.AS5];[.AS6];[.AS7];[.AS8];[.AS9])" office:value-type="string" office:string-value="0x24242424FF0101FF" calcext:value-type="string">
            <text:p>0x24242424FF0101FF</text:p>
          </table:table-cell>
          <table:table-cell table:style-name="ce36" table:number-columns-repeated="948"/>
          <table:table-cell table:style-name="ce41" table:number-columns-repeated="31"/>
        </table:table-row>
        <table:table-row table:style-name="ro2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o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O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s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S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sample</text:p>
          </table:table-cell>
          <table:table-cell table:style-name="ce13" table:number-columns-repeated="948"/>
          <table:table-cell table:style-name="ce14" table:number-columns-repeated="31"/>
        </table:table-row>
        <table:table-row table:style-name="ro2"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22" table:formula="of:=DEC2HEX([.A12]+2*[.B12]+4*[.C12]+8*[.D12]+16*[.E12]+32*[.F12]+64*[.G12]+128*[.H12]; 2)" office:value-type="string" office:string-value="55" calcext:value-type="string">
            <text:p>55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6" table:style-name="ce13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22" table:formula="of:=DEC2HEX([.J12]+2*[.K12]+4*[.L12]+8*[.M12]+16*[.N12]+32*[.O12]+64*[.P12]+128*[.Q12]; 2)" office:value-type="string" office:string-value="FF" calcext:value-type="string">
            <text:p>FF</text:p>
          </table:table-cell>
          <table:table-cell table:style-name="ce143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number-columns-repeated="5" table:style-name="ce146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22" table:formula="of:=DEC2HEX([.S12]+2*[.T12]+4*[.U12]+8*[.V12]+16*[.W12]+32*[.X12]+64*[.Y12]+128*[.Z12]; 2)" office:value-type="string" office:string-value="7D" calcext:value-type="string">
            <text:p>7D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6" table:style-name="ce13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22" table:formula="of:=DEC2HEX([.AB12]+2*[.AC12]+4*[.AD12]+8*[.AE12]+16*[.AF12]+32*[.AG12]+64*[.AH12]+128*[.AI12]; 2)" office:value-type="string" office:string-value="FF" calcext:value-type="string">
            <text:p>FF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6" table:style-name="ce172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22" table:formula="of:=DEC2HEX([.AK12]+2*[.AL12]+4*[.AM12]+8*[.AN12]+16*[.AO12]+32*[.AP12]+64*[.AQ12]+128*[.AR12]; 2)" office:value-type="string" office:string-value="00" calcext:value-type="string">
            <text:p>00</text:p>
          </table:table-cell>
          <table:table-cell table:style-name="ce34" table:number-columns-repeated="948"/>
          <table:table-cell table:number-columns-repeated="31"/>
        </table:table-row>
        <table:table-row table:style-name="ro2"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13]+2*[.B13]+4*[.C13]+8*[.D13]+16*[.E13]+32*[.F13]+64*[.G13]+128*[.H13]; 2)" office:value-type="string" office:string-value="00" calcext:value-type="string">
            <text:p>00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6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J13]+2*[.K13]+4*[.L13]+8*[.M13]+16*[.N13]+32*[.O13]+64*[.P13]+128*[.Q13]; 2)" office:value-type="string" office:string-value="FF" calcext:value-type="string">
            <text:p>FF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22" table:formula="of:=DEC2HEX([.S13]+2*[.T13]+4*[.U13]+8*[.V13]+16*[.W13]+32*[.X13]+64*[.Y13]+128*[.Z13]; 2)" office:value-type="string" office:string-value="01" calcext:value-type="string">
            <text:p>01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6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B13]+2*[.AC13]+4*[.AD13]+8*[.AE13]+16*[.AF13]+32*[.AG13]+64*[.AH13]+128*[.AI13]; 2)" office:value-type="string" office:string-value="FF" calcext:value-type="string">
            <text:p>FF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" table:formula="of:=DEC2HEX([.AK13]+2*[.AL13]+4*[.AM13]+8*[.AN13]+16*[.AO13]+32*[.AP13]+64*[.AQ13]+128*[.AR13]; 2)" office:value-type="string" office:string-value="11" calcext:value-type="string">
            <text:p>11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14]+2*[.B14]+4*[.C14]+8*[.D14]+16*[.E14]+32*[.F14]+64*[.G14]+128*[.H14]; 2)" office:value-type="string" office:string-value="11" calcext:value-type="string">
            <text:p>11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6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J14]+2*[.K14]+4*[.L14]+8*[.M14]+16*[.N14]+32*[.O14]+64*[.P14]+128*[.Q14]; 2)" office:value-type="string" office:string-value="FF" calcext:value-type="string">
            <text:p>FF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22" table:formula="of:=DEC2HEX([.S14]+2*[.T14]+4*[.U14]+8*[.V14]+16*[.W14]+32*[.X14]+64*[.Y14]+128*[.Z14]; 2)" office:value-type="string" office:string-value="11" calcext:value-type="string">
            <text:p>11</text:p>
          </table:table-cell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B14]+2*[.AC14]+4*[.AD14]+8*[.AE14]+16*[.AF14]+32*[.AG14]+64*[.AH14]+128*[.AI14]; 2)" office:value-type="string" office:string-value="C3" calcext:value-type="string">
            <text:p>C3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" table:formula="of:=DEC2HEX([.AK14]+2*[.AL14]+4*[.AM14]+8*[.AN14]+16*[.AO14]+32*[.AP14]+64*[.AQ14]+128*[.AR14]; 2)" office:value-type="string" office:string-value="11" calcext:value-type="string">
            <text:p>11</text:p>
          </table:table-cell>
          <table:table-cell table:number-columns-repeated="979"/>
        </table:table-row>
        <table:table-row table:style-name="ro2"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15]+2*[.B15]+4*[.C15]+8*[.D15]+16*[.E15]+32*[.F15]+64*[.G15]+128*[.H15]; 2)" office:value-type="string" office:string-value="00" calcext:value-type="string">
            <text:p>00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15]+2*[.K15]+4*[.L15]+8*[.M15]+16*[.N15]+32*[.O15]+64*[.P15]+128*[.Q15]; 2)" office:value-type="string" office:string-value="00" calcext:value-type="string">
            <text:p>00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22" table:formula="of:=DEC2HEX([.S15]+2*[.T15]+4*[.U15]+8*[.V15]+16*[.W15]+32*[.X15]+64*[.Y15]+128*[.Z15]; 2)" office:value-type="string" office:string-value="10" calcext:value-type="string">
            <text:p>10</text:p>
          </table:table-cell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B15]+2*[.AC15]+4*[.AD15]+8*[.AE15]+16*[.AF15]+32*[.AG15]+64*[.AH15]+128*[.AI15]; 2)" office:value-type="string" office:string-value="C3" calcext:value-type="string">
            <text:p>C3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" table:formula="of:=DEC2HEX([.AK15]+2*[.AL15]+4*[.AM15]+8*[.AN15]+16*[.AO15]+32*[.AP15]+64*[.AQ15]+128*[.AR15]; 2)" office:value-type="string" office:string-value="11" calcext:value-type="string">
            <text:p>11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16]+2*[.B16]+4*[.C16]+8*[.D16]+16*[.E16]+32*[.F16]+64*[.G16]+128*[.H16]; 2)" office:value-type="string" office:string-value="55" calcext:value-type="string">
            <text:p>55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16]+2*[.K16]+4*[.L16]+8*[.M16]+16*[.N16]+32*[.O16]+64*[.P16]+128*[.Q16]; 2)" office:value-type="string" office:string-value="00" calcext:value-type="string">
            <text:p>0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22" table:formula="of:=DEC2HEX([.S16]+2*[.T16]+4*[.U16]+8*[.V16]+16*[.W16]+32*[.X16]+64*[.Y16]+128*[.Z16]; 2)" office:value-type="string" office:string-value="D7" calcext:value-type="string">
            <text:p>D7</text:p>
          </table:table-cell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B16]+2*[.AC16]+4*[.AD16]+8*[.AE16]+16*[.AF16]+32*[.AG16]+64*[.AH16]+128*[.AI16]; 2)" office:value-type="string" office:string-value="C3" calcext:value-type="string">
            <text:p>C3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6" table:style-name="ce17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2" table:formula="of:=DEC2HEX([.AK16]+2*[.AL16]+4*[.AM16]+8*[.AN16]+16*[.AO16]+32*[.AP16]+64*[.AQ16]+128*[.AR16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17]+2*[.B17]+4*[.C17]+8*[.D17]+16*[.E17]+32*[.F17]+64*[.G17]+128*[.H17]; 2)" office:value-type="string" office:string-value="00" calcext:value-type="string">
            <text:p>00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6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J17]+2*[.K17]+4*[.L17]+8*[.M17]+16*[.N17]+32*[.O17]+64*[.P17]+128*[.Q17]; 2)" office:value-type="string" office:string-value="FF" calcext:value-type="string">
            <text:p>FF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22" table:formula="of:=DEC2HEX([.S17]+2*[.T17]+4*[.U17]+8*[.V17]+16*[.W17]+32*[.X17]+64*[.Y17]+128*[.Z17]; 2)" office:value-type="string" office:string-value="10" calcext:value-type="string">
            <text:p>10</text:p>
          </table:table-cell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B17]+2*[.AC17]+4*[.AD17]+8*[.AE17]+16*[.AF17]+32*[.AG17]+64*[.AH17]+128*[.AI17]; 2)" office:value-type="string" office:string-value="C3" calcext:value-type="string">
            <text:p>C3</text:p>
          </table:table-cell>
          <table:table-cell table:style-name="ce15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style-name="ce22" table:formula="of:=DEC2HEX([.AK17]+2*[.AL17]+4*[.AM17]+8*[.AN17]+16*[.AO17]+32*[.AP17]+64*[.AQ17]+128*[.AR17]; 2)" office:value-type="string" office:string-value="44" calcext:value-type="string">
            <text:p>44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18]+2*[.B18]+4*[.C18]+8*[.D18]+16*[.E18]+32*[.F18]+64*[.G18]+128*[.H18]; 2)" office:value-type="string" office:string-value="11" calcext:value-type="string">
            <text:p>11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18]+2*[.K18]+4*[.L18]+8*[.M18]+16*[.N18]+32*[.O18]+64*[.P18]+128*[.Q18]; 2)" office:value-type="string" office:string-value="00" calcext:value-type="string">
            <text:p>0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22" table:formula="of:=DEC2HEX([.S18]+2*[.T18]+4*[.U18]+8*[.V18]+16*[.W18]+32*[.X18]+64*[.Y18]+128*[.Z18]; 2)" office:value-type="string" office:string-value="11" calcext:value-type="string">
            <text:p>11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6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B18]+2*[.AC18]+4*[.AD18]+8*[.AE18]+16*[.AF18]+32*[.AG18]+64*[.AH18]+128*[.AI18]; 2)" office:value-type="string" office:string-value="FF" calcext:value-type="string">
            <text:p>FF</text:p>
          </table:table-cell>
          <table:table-cell table:style-name="ce15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3"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89" office:value-type="float" office:value="0" calcext:value-type="float">
            <text:p>0</text:p>
          </table:table-cell>
          <table:table-cell table:style-name="ce22" table:formula="of:=DEC2HEX([.AK18]+2*[.AL18]+4*[.AM18]+8*[.AN18]+16*[.AO18]+32*[.AP18]+64*[.AQ18]+128*[.AR18]; 2)" office:value-type="string" office:string-value="44" calcext:value-type="string">
            <text:p>44</text:p>
          </table:table-cell>
          <table:table-cell table:number-columns-repeated="979"/>
        </table:table-row>
        <table:table-row table:style-name="ro2">
          <table:table-cell table:style-name="ce133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22" table:formula="of:=DEC2HEX([.A19]+2*[.B19]+4*[.C19]+8*[.D19]+16*[.E19]+32*[.F19]+64*[.G19]+128*[.H19]; 2)" office:value-type="string" office:string-value="00" calcext:value-type="string">
            <text:p>0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22" table:formula="of:=DEC2HEX([.J19]+2*[.K19]+4*[.L19]+8*[.M19]+16*[.N19]+32*[.O19]+64*[.P19]+128*[.Q19]; 2)" office:value-type="string" office:string-value="00" calcext:value-type="string">
            <text:p>0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6" table:style-name="ce148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22" table:formula="of:=DEC2HEX([.S19]+2*[.T19]+4*[.U19]+8*[.V19]+16*[.W19]+32*[.X19]+64*[.Y19]+128*[.Z19]; 2)" office:value-type="string" office:string-value="01" calcext:value-type="string">
            <text:p>01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6" table:style-name="ce13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22" table:formula="of:=DEC2HEX([.AB19]+2*[.AC19]+4*[.AD19]+8*[.AE19]+16*[.AF19]+32*[.AG19]+64*[.AH19]+128*[.AI19]; 2)" office:value-type="string" office:string-value="FF" calcext:value-type="string">
            <text:p>FF</text:p>
          </table:table-cell>
          <table:table-cell table:style-name="ce158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3"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22" table:formula="of:=DEC2HEX([.AK19]+2*[.AL19]+4*[.AM19]+8*[.AN19]+16*[.AO19]+32*[.AP19]+64*[.AQ19]+128*[.AR19]; 2)" office:value-type="string" office:string-value="44" calcext:value-type="string">
            <text:p>44</text:p>
          </table:table-cell>
          <table:table-cell table:style-name="ce35" table:number-columns-repeated="948"/>
          <table:table-cell table:number-columns-repeated="31"/>
        </table:table-row>
        <table:table-row table:style-name="ro2"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I12];[.I13];[.I14];[.I15];[.I16];[.I17];[.I18];[.I19])" office:value-type="string" office:string-value="0x5500110055001100" calcext:value-type="string">
            <text:p>0x5500110055001100</text:p>
          </table:table-cell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R12];[.R13];[.R14];[.R15];[.R16];[.R17];[.R18];[.R19])" office:value-type="string" office:string-value="0xFFFFFF0000FF0000" calcext:value-type="string">
            <text:p>0xFFFFFF0000FF0000</text:p>
          </table:table-cell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AA12];[.AA13];[.AA14];[.AA15];[.AA16];[.AA17];[.AA18];[.AA19])" office:value-type="string" office:string-value="0x7D011110D7101101" calcext:value-type="string">
            <text:p>0x7D011110D7101101</text:p>
          </table:table-cell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AJ12];[.AJ13];[.AJ14];[.AJ15];[.AJ16];[.AJ17];[.AJ18];[.AJ19])" office:value-type="string" office:string-value="0xFFFFC3C3C3C3FFFF" calcext:value-type="string">
            <text:p>0xFFFFC3C3C3C3FFFF</text:p>
          </table:table-cell>
          <table:table-cell table:style-name="ce159"/>
          <table:table-cell table:style-name="ce175" table:number-columns-repeated="6"/>
          <table:table-cell table:style-name="ce191"/>
          <table:table-cell table:style-name="ce23" table:formula="of:=CONCATENATE(&quot;0x&quot;;[.AS12];[.AS13];[.AS14];[.AS15];[.AS16];[.AS17];[.AS18];[.AS19])" office:value-type="string" office:string-value="0x0011111100444444" calcext:value-type="string">
            <text:p>0x0011111100444444</text:p>
          </table:table-cell>
          <table:table-cell table:style-name="ce36" table:number-columns-repeated="948"/>
          <table:table-cell table:style-name="ce41" table:number-columns-repeated="31"/>
        </table:table-row>
        <table:table-row table:style-name="ro2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~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&lt;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&gt;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j 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sample</text:p>
          </table:table-cell>
          <table:table-cell table:style-name="ce13" table:number-columns-repeated="948"/>
          <table:table-cell table:style-name="ce14" table:number-columns-repeated="31"/>
        </table:table-row>
        <table:table-row table:style-name="ro2"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5" table:style-name="ce13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22" table:formula="of:=DEC2HEX([.A22]+2*[.B22]+4*[.C22]+8*[.D22]+16*[.E22]+32*[.F22]+64*[.G22]+128*[.H22]; 2)" office:value-type="string" office:string-value="FD" calcext:value-type="string">
            <text:p>FD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22" table:formula="of:=DEC2HEX([.J22]+2*[.K22]+4*[.L22]+8*[.M22]+16*[.N22]+32*[.O22]+64*[.P22]+128*[.Q22]; 2)" office:value-type="string" office:string-value="55" calcext:value-type="string">
            <text:p>55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22" table:formula="of:=DEC2HEX([.S22]+2*[.T22]+4*[.U22]+8*[.V22]+16*[.W22]+32*[.X22]+64*[.Y22]+128*[.Z22]; 2)" office:value-type="string" office:string-value="18" calcext:value-type="string">
            <text:p>18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22" table:formula="of:=DEC2HEX([.AB22]+2*[.AC22]+4*[.AD22]+8*[.AE22]+16*[.AF22]+32*[.AG22]+64*[.AH22]+128*[.AI22]; 2)" office:value-type="string" office:string-value="00" calcext:value-type="string">
            <text:p>00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6" table:style-name="ce176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22" table:formula="of:=DEC2HEX([.AK22]+2*[.AL22]+4*[.AM22]+8*[.AN22]+16*[.AO22]+32*[.AP22]+64*[.AQ22]+128*[.AR22]; 2)" office:value-type="string" office:string-value="00" calcext:value-type="string">
            <text:p>00</text:p>
          </table:table-cell>
          <table:table-cell table:style-name="ce34" table:number-columns-repeated="948"/>
          <table:table-cell table:number-columns-repeated="31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23]+2*[.B23]+4*[.C23]+8*[.D23]+16*[.E23]+32*[.F23]+64*[.G23]+128*[.H23]; 2)" office:value-type="string" office:string-value="05" calcext:value-type="string">
            <text:p>05</text:p>
          </table:table-cell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23]+2*[.K23]+4*[.L23]+8*[.M23]+16*[.N23]+32*[.O23]+64*[.P23]+128*[.Q23]; 2)" office:value-type="string" office:string-value="55" calcext:value-type="string">
            <text:p>55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S23]+2*[.T23]+4*[.U23]+8*[.V23]+16*[.W23]+32*[.X23]+64*[.Y23]+128*[.Z23]; 2)" office:value-type="string" office:string-value="5A" calcext:value-type="string">
            <text:p>5A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23]+2*[.AC23]+4*[.AD23]+8*[.AE23]+16*[.AF23]+32*[.AG23]+64*[.AH23]+128*[.AI23]; 2)" office:value-type="string" office:string-value="04" calcext:value-type="string">
            <text:p>04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6" table:style-name="ce177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2" table:formula="of:=DEC2HEX([.AK23]+2*[.AL23]+4*[.AM23]+8*[.AN23]+16*[.AO23]+32*[.AP23]+64*[.AQ23]+128*[.AR23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5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24]+2*[.B24]+4*[.C24]+8*[.D24]+16*[.E24]+32*[.F24]+64*[.G24]+128*[.H24]; 2)" office:value-type="string" office:string-value="FD" calcext:value-type="string">
            <text:p>FD</text:p>
          </table:table-cell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24]+2*[.K24]+4*[.L24]+8*[.M24]+16*[.N24]+32*[.O24]+64*[.P24]+128*[.Q24]; 2)" office:value-type="string" office:string-value="55" calcext:value-type="string">
            <text:p>55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S24]+2*[.T24]+4*[.U24]+8*[.V24]+16*[.W24]+32*[.X24]+64*[.Y24]+128*[.Z24]; 2)" office:value-type="string" office:string-value="18" calcext:value-type="string">
            <text:p>18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5"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24]+2*[.AC24]+4*[.AD24]+8*[.AE24]+16*[.AF24]+32*[.AG24]+64*[.AH24]+128*[.AI24]; 2)" office:value-type="string" office:string-value="7C" calcext:value-type="string">
            <text:p>7C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6" table:style-name="ce177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2" table:formula="of:=DEC2HEX([.AK24]+2*[.AL24]+4*[.AM24]+8*[.AN24]+16*[.AO24]+32*[.AP24]+64*[.AQ24]+128*[.AR24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25]+2*[.B25]+4*[.C25]+8*[.D25]+16*[.E25]+32*[.F25]+64*[.G25]+128*[.H25]; 2)" office:value-type="string" office:string-value="A5" calcext:value-type="string">
            <text:p>A5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6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J25]+2*[.K25]+4*[.L25]+8*[.M25]+16*[.N25]+32*[.O25]+64*[.P25]+128*[.Q25]; 2)" office:value-type="string" office:string-value="FF" calcext:value-type="string">
            <text:p>FF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6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S25]+2*[.T25]+4*[.U25]+8*[.V25]+16*[.W25]+32*[.X25]+64*[.Y25]+128*[.Z25]; 2)" office:value-type="string" office:string-value="FF" calcext:value-type="string">
            <text:p>FF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25]+2*[.AC25]+4*[.AD25]+8*[.AE25]+16*[.AF25]+32*[.AG25]+64*[.AH25]+128*[.AI25]; 2)" office:value-type="string" office:string-value="24" calcext:value-type="string">
            <text:p>24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3" table:style-name="ce177" office:value-type="float" office:value="1" calcext:value-type="float">
            <text:p>1</text:p>
          </table:table-cell>
          <table:table-cell table:number-columns-repeated="3" table:style-name="ce177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2" table:formula="of:=DEC2HEX([.AK25]+2*[.AL25]+4*[.AM25]+8*[.AN25]+16*[.AO25]+32*[.AP25]+64*[.AQ25]+128*[.AR25]; 2)" office:value-type="string" office:string-value="0F" calcext:value-type="string">
            <text:p>0F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26]+2*[.B26]+4*[.C26]+8*[.D26]+16*[.E26]+32*[.F26]+64*[.G26]+128*[.H26]; 2)" office:value-type="string" office:string-value="A5" calcext:value-type="string">
            <text:p>A5</text:p>
          </table:table-cell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26]+2*[.K26]+4*[.L26]+8*[.M26]+16*[.N26]+32*[.O26]+64*[.P26]+128*[.Q26]; 2)" office:value-type="string" office:string-value="55" calcext:value-type="string">
            <text:p>55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S26]+2*[.T26]+4*[.U26]+8*[.V26]+16*[.W26]+32*[.X26]+64*[.Y26]+128*[.Z26]; 2)" office:value-type="string" office:string-value="81" calcext:value-type="string">
            <text:p>81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26]+2*[.AC26]+4*[.AD26]+8*[.AE26]+16*[.AF26]+32*[.AG26]+64*[.AH26]+128*[.AI26]; 2)" office:value-type="string" office:string-value="24" calcext:value-type="string">
            <text:p>24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6" table:style-name="ce177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2" table:formula="of:=DEC2HEX([.AK26]+2*[.AL26]+4*[.AM26]+8*[.AN26]+16*[.AO26]+32*[.AP26]+64*[.AQ26]+128*[.AR26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number-columns-repeated="5"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27]+2*[.B27]+4*[.C27]+8*[.D27]+16*[.E27]+32*[.F27]+64*[.G27]+128*[.H27]; 2)" office:value-type="string" office:string-value="BF" calcext:value-type="string">
            <text:p>BF</text:p>
          </table:table-cell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27]+2*[.K27]+4*[.L27]+8*[.M27]+16*[.N27]+32*[.O27]+64*[.P27]+128*[.Q27]; 2)" office:value-type="string" office:string-value="55" calcext:value-type="string">
            <text:p>55</text:p>
          </table:table-cell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4"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S27]+2*[.T27]+4*[.U27]+8*[.V27]+16*[.W27]+32*[.X27]+64*[.Y27]+128*[.Z27]; 2)" office:value-type="string" office:string-value="BD" calcext:value-type="string">
            <text:p>BD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5"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27]+2*[.AC27]+4*[.AD27]+8*[.AE27]+16*[.AF27]+32*[.AG27]+64*[.AH27]+128*[.AI27]; 2)" office:value-type="string" office:string-value="3E" calcext:value-type="string">
            <text:p>3E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6" table:style-name="ce177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2" table:formula="of:=DEC2HEX([.AK27]+2*[.AL27]+4*[.AM27]+8*[.AN27]+16*[.AO27]+32*[.AP27]+64*[.AQ27]+128*[.AR27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132" office:value-type="float" office:value="0" calcext:value-type="float">
            <text:p>0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28]+2*[.B28]+4*[.C28]+8*[.D28]+16*[.E28]+32*[.F28]+64*[.G28]+128*[.H28]; 2)" office:value-type="string" office:string-value="A0" calcext:value-type="string">
            <text:p>A0</text:p>
          </table:table-cell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28]+2*[.K28]+4*[.L28]+8*[.M28]+16*[.N28]+32*[.O28]+64*[.P28]+128*[.Q28]; 2)" office:value-type="string" office:string-value="55" calcext:value-type="string">
            <text:p>55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S28]+2*[.T28]+4*[.U28]+8*[.V28]+16*[.W28]+32*[.X28]+64*[.Y28]+128*[.Z28]; 2)" office:value-type="string" office:string-value="81" calcext:value-type="string">
            <text:p>81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28]+2*[.AC28]+4*[.AD28]+8*[.AE28]+16*[.AF28]+32*[.AG28]+64*[.AH28]+128*[.AI28]; 2)" office:value-type="string" office:string-value="20" calcext:value-type="string">
            <text:p>2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6" table:style-name="ce177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2" table:formula="of:=DEC2HEX([.AK28]+2*[.AL28]+4*[.AM28]+8*[.AN28]+16*[.AO28]+32*[.AP28]+64*[.AQ28]+128*[.AR28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133" office:value-type="float" office:value="1" calcext:value-type="float">
            <text:p>1</text:p>
          </table:table-cell>
          <table:table-cell table:number-columns-repeated="5"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22" table:formula="of:=DEC2HEX([.A29]+2*[.B29]+4*[.C29]+8*[.D29]+16*[.E29]+32*[.F29]+64*[.G29]+128*[.H29]; 2)" office:value-type="string" office:string-value="BF" calcext:value-type="string">
            <text:p>BF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6" table:style-name="ce13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22" table:formula="of:=DEC2HEX([.J29]+2*[.K29]+4*[.L29]+8*[.M29]+16*[.N29]+32*[.O29]+64*[.P29]+128*[.Q29]; 2)" office:value-type="string" office:string-value="FF" calcext:value-type="string">
            <text:p>FF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6" table:style-name="ce13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22" table:formula="of:=DEC2HEX([.S29]+2*[.T29]+4*[.U29]+8*[.V29]+16*[.W29]+32*[.X29]+64*[.Y29]+128*[.Z29]; 2)" office:value-type="string" office:string-value="FF" calcext:value-type="string">
            <text:p>FF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22" table:formula="of:=DEC2HEX([.AB29]+2*[.AC29]+4*[.AD29]+8*[.AE29]+16*[.AF29]+32*[.AG29]+64*[.AH29]+128*[.AI29]; 2)" office:value-type="string" office:string-value="00" calcext:value-type="string">
            <text:p>00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6" table:style-name="ce178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22" table:formula="of:=DEC2HEX([.AK29]+2*[.AL29]+4*[.AM29]+8*[.AN29]+16*[.AO29]+32*[.AP29]+64*[.AQ29]+128*[.AR29]; 2)" office:value-type="string" office:string-value="FF" calcext:value-type="string">
            <text:p>FF</text:p>
          </table:table-cell>
          <table:table-cell table:style-name="ce35" table:number-columns-repeated="948"/>
          <table:table-cell table:number-columns-repeated="31"/>
        </table:table-row>
        <table:table-row table:style-name="ro2"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I22];[.I23];[.I24];[.I25];[.I26];[.I27];[.I28];[.I29])" office:value-type="string" office:string-value="0xFD05FDA5A5BFA0BF" calcext:value-type="string">
            <text:p>0xFD05FDA5A5BFA0BF</text:p>
          </table:table-cell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R22];[.R23];[.R24];[.R25];[.R26];[.R27];[.R28];[.R29])" office:value-type="string" office:string-value="0x555555FF555555FF" calcext:value-type="string">
            <text:p>0x555555FF555555FF</text:p>
          </table:table-cell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AA22];[.AA23];[.AA24];[.AA25];[.AA26];[.AA27];[.AA28];[.AA29])" office:value-type="string" office:string-value="0x185A18FF81BD81FF" calcext:value-type="string">
            <text:p>0x185A18FF81BD81FF</text:p>
          </table:table-cell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AJ22];[.AJ23];[.AJ24];[.AJ25];[.AJ26];[.AJ27];[.AJ28];[.AJ29])" office:value-type="string" office:string-value="0x00047C24243E2000" calcext:value-type="string">
            <text:p>0x00047C24243E2000</text:p>
          </table:table-cell>
          <table:table-cell table:style-name="ce163"/>
          <table:table-cell table:style-name="ce179" table:number-columns-repeated="6"/>
          <table:table-cell table:style-name="ce195"/>
          <table:table-cell table:style-name="ce23" table:formula="of:=CONCATENATE(&quot;0x&quot;;[.AS22];[.AS23];[.AS24];[.AS25];[.AS26];[.AS27];[.AS28];[.AS29])" office:value-type="string" office:string-value="0x0000000F000000FF" calcext:value-type="string">
            <text:p>0x0000000F000000FF</text:p>
          </table:table-cell>
          <table:table-cell table:style-name="ce36" table:number-columns-repeated="948"/>
          <table:table-cell table:style-name="ce41" table:number-columns-repeated="31"/>
        </table:table-row>
        <table:table-row table:style-name="ro2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d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D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*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^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sample</text:p>
          </table:table-cell>
          <table:table-cell table:style-name="ce13" table:number-columns-repeated="948"/>
          <table:table-cell table:style-name="ce14" table:number-columns-repeated="31"/>
        </table:table-row>
        <table:table-row table:style-name="ro2">
          <table:table-cell table:style-name="ce131" office:value-type="float" office:value="1" calcext:value-type="float">
            <text:p>1</text:p>
          </table:table-cell>
          <table:table-cell table:number-columns-repeated="5"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22" table:formula="of:=DEC2HEX([.A32]+2*[.B32]+4*[.C32]+8*[.D32]+16*[.E32]+32*[.F32]+64*[.G32]+128*[.H32]; 2)" office:value-type="string" office:string-value="BF" calcext:value-type="string">
            <text:p>BF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22" table:formula="of:=DEC2HEX([.J32]+2*[.K32]+4*[.L32]+8*[.M32]+16*[.N32]+32*[.O32]+64*[.P32]+128*[.Q32]; 2)" office:value-type="string" office:string-value="00" calcext:value-type="string">
            <text:p>0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22" table:formula="of:=DEC2HEX([.S32]+2*[.T32]+4*[.U32]+8*[.V32]+16*[.W32]+32*[.X32]+64*[.Y32]+128*[.Z32]; 2)" office:value-type="string" office:string-value="00" calcext:value-type="string">
            <text:p>0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22" table:formula="of:=DEC2HEX([.AB32]+2*[.AC32]+4*[.AD32]+8*[.AE32]+16*[.AF32]+32*[.AG32]+64*[.AH32]+128*[.AI32]; 2)" office:value-type="string" office:string-value="00" calcext:value-type="string">
            <text:p>00</text:p>
          </table:table-cell>
          <table:table-cell table:style-name="ce164" office:value-type="float" office:value="1" calcext:value-type="float">
            <text:p>1</text:p>
          </table:table-cell>
          <table:table-cell table:number-columns-repeated="6" table:style-name="ce180" office:value-type="float" office:value="1" calcext:value-type="float">
            <text:p>1</text:p>
          </table:table-cell>
          <table:table-cell table:style-name="ce196" office:value-type="float" office:value="1" calcext:value-type="float">
            <text:p>1</text:p>
          </table:table-cell>
          <table:table-cell table:style-name="ce22" table:formula="of:=DEC2HEX([.AK32]+2*[.AL32]+4*[.AM32]+8*[.AN32]+16*[.AO32]+32*[.AP32]+64*[.AQ32]+128*[.AR32]; 2)" office:value-type="string" office:string-value="FF" calcext:value-type="string">
            <text:p>FF</text:p>
          </table:table-cell>
          <table:table-cell table:style-name="ce34" table:number-columns-repeated="948"/>
          <table:table-cell table:number-columns-repeated="31"/>
        </table:table-row>
        <table:table-row table:style-name="ro2">
          <table:table-cell table:style-name="ce132" office:value-type="float" office:value="0" calcext:value-type="float">
            <text:p>0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33]+2*[.B33]+4*[.C33]+8*[.D33]+16*[.E33]+32*[.F33]+64*[.G33]+128*[.H33]; 2)" office:value-type="string" office:string-value="A0" calcext:value-type="string">
            <text:p>A0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33]+2*[.K33]+4*[.L33]+8*[.M33]+16*[.N33]+32*[.O33]+64*[.P33]+128*[.Q33]; 2)" office:value-type="string" office:string-value="00" calcext:value-type="string">
            <text:p>00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S33]+2*[.T33]+4*[.U33]+8*[.V33]+16*[.W33]+32*[.X33]+64*[.Y33]+128*[.Z33]; 2)" office:value-type="string" office:string-value="00" calcext:value-type="string">
            <text:p>00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5"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33]+2*[.AC33]+4*[.AD33]+8*[.AE33]+16*[.AF33]+32*[.AG33]+64*[.AH33]+128*[.AI33]; 2)" office:value-type="string" office:string-value="3E" calcext:value-type="string">
            <text:p>3E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6" table:style-name="ce181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2" table:formula="of:=DEC2HEX([.AK33]+2*[.AL33]+4*[.AM33]+8*[.AN33]+16*[.AO33]+32*[.AP33]+64*[.AQ33]+128*[.AR33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number-columns-repeated="5"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34]+2*[.B34]+4*[.C34]+8*[.D34]+16*[.E34]+32*[.F34]+64*[.G34]+128*[.H34]; 2)" office:value-type="string" office:string-value="BF" calcext:value-type="string">
            <text:p>BF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J34]+2*[.K34]+4*[.L34]+8*[.M34]+16*[.N34]+32*[.O34]+64*[.P34]+128*[.Q34]; 2)" office:value-type="string" office:string-value="AA" calcext:value-type="string">
            <text:p>AA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S34]+2*[.T34]+4*[.U34]+8*[.V34]+16*[.W34]+32*[.X34]+64*[.Y34]+128*[.Z34]; 2)" office:value-type="string" office:string-value="14" calcext:value-type="string">
            <text:p>14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34]+2*[.AC34]+4*[.AD34]+8*[.AE34]+16*[.AF34]+32*[.AG34]+64*[.AH34]+128*[.AI34]; 2)" office:value-type="string" office:string-value="22" calcext:value-type="string">
            <text:p>22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2"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2" table:formula="of:=DEC2HEX([.AK34]+2*[.AL34]+4*[.AM34]+8*[.AN34]+16*[.AO34]+32*[.AP34]+64*[.AQ34]+128*[.AR34]; 2)" office:value-type="string" office:string-value="18" calcext:value-type="string">
            <text:p>18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35]+2*[.B35]+4*[.C35]+8*[.D35]+16*[.E35]+32*[.F35]+64*[.G35]+128*[.H35]; 2)" office:value-type="string" office:string-value="A5" calcext:value-type="string">
            <text:p>A5</text:p>
          </table:table-cell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35]+2*[.K35]+4*[.L35]+8*[.M35]+16*[.N35]+32*[.O35]+64*[.P35]+128*[.Q35]; 2)" office:value-type="string" office:string-value="55" calcext:value-type="string">
            <text:p>55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S35]+2*[.T35]+4*[.U35]+8*[.V35]+16*[.W35]+32*[.X35]+64*[.Y35]+128*[.Z35]; 2)" office:value-type="string" office:string-value="08" calcext:value-type="string">
            <text:p>08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35]+2*[.AC35]+4*[.AD35]+8*[.AE35]+16*[.AF35]+32*[.AG35]+64*[.AH35]+128*[.AI35]; 2)" office:value-type="string" office:string-value="22" calcext:value-type="string">
            <text:p>22</text:p>
          </table:table-cell>
          <table:table-cell table:style-name="ce165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2" table:formula="of:=DEC2HEX([.AK35]+2*[.AL35]+4*[.AM35]+8*[.AN35]+16*[.AO35]+32*[.AP35]+64*[.AQ35]+128*[.AR35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36]+2*[.B36]+4*[.C36]+8*[.D36]+16*[.E36]+32*[.F36]+64*[.G36]+128*[.H36]; 2)" office:value-type="string" office:string-value="A5" calcext:value-type="string">
            <text:p>A5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J36]+2*[.K36]+4*[.L36]+8*[.M36]+16*[.N36]+32*[.O36]+64*[.P36]+128*[.Q36]; 2)" office:value-type="string" office:string-value="AA" calcext:value-type="string">
            <text:p>AA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S36]+2*[.T36]+4*[.U36]+8*[.V36]+16*[.W36]+32*[.X36]+64*[.Y36]+128*[.Z36]; 2)" office:value-type="string" office:string-value="14" calcext:value-type="string">
            <text:p>14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36]+2*[.AC36]+4*[.AD36]+8*[.AE36]+16*[.AF36]+32*[.AG36]+64*[.AH36]+128*[.AI36]; 2)" office:value-type="string" office:string-value="22" calcext:value-type="string">
            <text:p>22</text:p>
          </table:table-cell>
          <table:table-cell table:style-name="ce165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2" table:formula="of:=DEC2HEX([.AK36]+2*[.AL36]+4*[.AM36]+8*[.AN36]+16*[.AO36]+32*[.AP36]+64*[.AQ36]+128*[.AR36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5" table:style-name="ce136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2" table:formula="of:=DEC2HEX([.A37]+2*[.B37]+4*[.C37]+8*[.D37]+16*[.E37]+32*[.F37]+64*[.G37]+128*[.H37]; 2)" office:value-type="string" office:string-value="FD" calcext:value-type="string">
            <text:p>FD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37]+2*[.K37]+4*[.L37]+8*[.M37]+16*[.N37]+32*[.O37]+64*[.P37]+128*[.Q37]; 2)" office:value-type="string" office:string-value="00" calcext:value-type="string">
            <text:p>00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S37]+2*[.T37]+4*[.U37]+8*[.V37]+16*[.W37]+32*[.X37]+64*[.Y37]+128*[.Z37]; 2)" office:value-type="string" office:string-value="00" calcext:value-type="string">
            <text:p>00</text:p>
          </table:table-cell>
          <table:table-cell table:style-name="ce132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37]+2*[.AC37]+4*[.AD37]+8*[.AE37]+16*[.AF37]+32*[.AG37]+64*[.AH37]+128*[.AI37]; 2)" office:value-type="string" office:string-value="14" calcext:value-type="string">
            <text:p>14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4" table:style-name="ce181" office:value-type="float" office:value="1" calcext:value-type="float">
            <text:p>1</text:p>
          </table:table-cell>
          <table:table-cell table:style-name="ce197" office:value-type="float" office:value="1" calcext:value-type="float">
            <text:p>1</text:p>
          </table:table-cell>
          <table:table-cell table:style-name="ce22" table:formula="of:=DEC2HEX([.AK37]+2*[.AL37]+4*[.AM37]+8*[.AN37]+16*[.AO37]+32*[.AP37]+64*[.AQ37]+128*[.AR37]; 2)" office:value-type="string" office:string-value="F8" calcext:value-type="string">
            <text:p>F8</text:p>
          </table:table-cell>
          <table:table-cell table:number-columns-repeated="979"/>
        </table:table-row>
        <table:table-row table:style-name="ro2">
          <table:table-cell table:style-name="ce132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38]+2*[.B38]+4*[.C38]+8*[.D38]+16*[.E38]+32*[.F38]+64*[.G38]+128*[.H38]; 2)" office:value-type="string" office:string-value="05" calcext:value-type="string">
            <text:p>05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J38]+2*[.K38]+4*[.L38]+8*[.M38]+16*[.N38]+32*[.O38]+64*[.P38]+128*[.Q38]; 2)" office:value-type="string" office:string-value="00" calcext:value-type="string">
            <text:p>00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S38]+2*[.T38]+4*[.U38]+8*[.V38]+16*[.W38]+32*[.X38]+64*[.Y38]+128*[.Z38]; 2)" office:value-type="string" office:string-value="00" calcext:value-type="string">
            <text:p>00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2" table:formula="of:=DEC2HEX([.AB38]+2*[.AC38]+4*[.AD38]+8*[.AE38]+16*[.AF38]+32*[.AG38]+64*[.AH38]+128*[.AI38]; 2)" office:value-type="string" office:string-value="08" calcext:value-type="string">
            <text:p>08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6" table:style-name="ce181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2" table:formula="of:=DEC2HEX([.AK38]+2*[.AL38]+4*[.AM38]+8*[.AN38]+16*[.AO38]+32*[.AP38]+64*[.AQ38]+128*[.AR38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133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5" table:style-name="ce13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22" table:formula="of:=DEC2HEX([.A39]+2*[.B39]+4*[.C39]+8*[.D39]+16*[.E39]+32*[.F39]+64*[.G39]+128*[.H39]; 2)" office:value-type="string" office:string-value="FD" calcext:value-type="string">
            <text:p>FD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6" table:style-name="ce13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22" table:formula="of:=DEC2HEX([.J39]+2*[.K39]+4*[.L39]+8*[.M39]+16*[.N39]+32*[.O39]+64*[.P39]+128*[.Q39]; 2)" office:value-type="string" office:string-value="FF" calcext:value-type="string">
            <text:p>FF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6" table:style-name="ce137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22" table:formula="of:=DEC2HEX([.S39]+2*[.T39]+4*[.U39]+8*[.V39]+16*[.W39]+32*[.X39]+64*[.Y39]+128*[.Z39]; 2)" office:value-type="string" office:string-value="FF" calcext:value-type="string">
            <text:p>FF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22" table:formula="of:=DEC2HEX([.AB39]+2*[.AC39]+4*[.AD39]+8*[.AE39]+16*[.AF39]+32*[.AG39]+64*[.AH39]+128*[.AI39]; 2)" office:value-type="string" office:string-value="00" calcext:value-type="string">
            <text:p>00</text:p>
          </table:table-cell>
          <table:table-cell table:style-name="ce166" office:value-type="float" office:value="0" calcext:value-type="float">
            <text:p>0</text:p>
          </table:table-cell>
          <table:table-cell table:number-columns-repeated="6" table:style-name="ce182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style-name="ce22" table:formula="of:=DEC2HEX([.AK39]+2*[.AL39]+4*[.AM39]+8*[.AN39]+16*[.AO39]+32*[.AP39]+64*[.AQ39]+128*[.AR39]; 2)" office:value-type="string" office:string-value="00" calcext:value-type="string">
            <text:p>00</text:p>
          </table:table-cell>
          <table:table-cell table:style-name="ce35" table:number-columns-repeated="948"/>
          <table:table-cell table:number-columns-repeated="31"/>
        </table:table-row>
        <table:table-row table:style-name="ro2"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I32];[.I33];[.I34];[.I35];[.I36];[.I37];[.I38];[.I39])" office:value-type="string" office:string-value="0xBFA0BFA5A5FD05FD" calcext:value-type="string">
            <text:p>0xBFA0BFA5A5FD05FD</text:p>
          </table:table-cell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R32];[.R33];[.R34];[.R35];[.R36];[.R37];[.R38];[.R39])" office:value-type="string" office:string-value="0x0000AA55AA0000FF" calcext:value-type="string">
            <text:p>0x0000AA55AA0000FF</text:p>
          </table:table-cell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AA32];[.AA33];[.AA34];[.AA35];[.AA36];[.AA37];[.AA38];[.AA39])" office:value-type="string" office:string-value="0x00001408140000FF" calcext:value-type="string">
            <text:p>0x00001408140000FF</text:p>
          </table:table-cell>
          <table:table-cell table:style-name="ce134"/>
          <table:table-cell table:style-name="ce138" table:number-columns-repeated="6"/>
          <table:table-cell table:style-name="ce142"/>
          <table:table-cell table:style-name="ce23" table:formula="of:=CONCATENATE(&quot;0x&quot;;[.AJ32];[.AJ33];[.AJ34];[.AJ35];[.AJ36];[.AJ37];[.AJ38];[.AJ39])" office:value-type="string" office:string-value="0x003E222222140800" calcext:value-type="string">
            <text:p>0x003E222222140800</text:p>
          </table:table-cell>
          <table:table-cell table:style-name="ce167"/>
          <table:table-cell table:style-name="ce183" table:number-columns-repeated="6"/>
          <table:table-cell table:style-name="ce199"/>
          <table:table-cell table:style-name="ce23" table:formula="of:=CONCATENATE(&quot;0x&quot;;[.AS32];[.AS33];[.AS34];[.AS35];[.AS36];[.AS37];[.AS38];[.AS39])" office:value-type="string" office:string-value="0xFF00182424F80000" calcext:value-type="string">
            <text:p>0xFF00182424F80000</text:p>
          </table:table-cell>
          <table:table-cell table:style-name="ce36" table:number-columns-repeated="948"/>
          <table:table-cell table:style-name="ce41" table:number-columns-repeated="3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amples.AB32:Samples.AI40 Samples.AB2:Samples.AI10 Samples.AB12:Samples.AI20 Samples.AB22:Samples.AI30 Samples.A32:Samples.H40 Samples.A2:Samples.H10 Samples.A12:Samples.H20 Samples.A22:Samples.H30 Samples.J2:Samples.Q10 Samples.J12:Samples.Q20 Samples.J22:Samples.Q30 Samples.J32:Samples.Q40 Samples.S2:Samples.Z10 Samples.S13:Samples.Z20 Samples.S22:Samples.Z30 Samples.S32:Samples.Z4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amples.AK2:Samples.AR1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amples.AK12:Samples.AR2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amples.AK22:Samples.AR3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amples.S12:Samples.Z19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amples.AK33:Samples.AR4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amples.AK32:Samples.AR39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Standard var1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3" table:default-cell-style-name="ce7"/>
        <table:table-column table:style-name="co1" table:number-columns-repeated="3" table:default-cell-style-name="ce7"/>
        <table:table-column table:style-name="co4" table:default-cell-style-name="ce7"/>
        <table:table-column table:style-name="co1" table:number-columns-repeated="4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6" table:default-cell-style-name="ce7"/>
        <table:table-column table:style-name="co1" table:number-columns-repeated="4" table:default-cell-style-name="ce7"/>
        <table:table-column table:style-name="co7" table:default-cell-style-name="ce24"/>
        <table:table-column table:style-name="co1" table:number-columns-repeated="3" table:default-cell-style-name="ce24"/>
        <table:table-column table:style-name="co1" table:number-columns-repeated="5" table:default-cell-style-name="ce7"/>
        <table:table-column table:style-name="co8" table:default-cell-style-name="ce7"/>
        <table:table-column table:style-name="co9" table:number-columns-repeated="979" table:default-cell-style-name="ce7"/>
        <table:table-row table:style-name="ro1"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-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+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=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;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sample</text:p>
          </table:table-cell>
          <table:table-cell table:style-name="ce8" table:number-columns-repeated="948"/>
          <table:table-cell table:style-name="ce14" table:number-columns-repeated="31"/>
        </table:table-row>
        <table:table-row table:style-name="ro2">
          <table:table-cell table:style-name="ce200" office:value-type="float" office:value="0" calcext:value-type="float">
            <text:p>0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A2]+2*[.B2]+4*[.C2]+8*[.D2]+16*[.E2]+32*[.F2]+64*[.G2]+128*[.H2]; 2)" office:value-type="string" office:string-value="00" calcext:value-type="string">
            <text:p>0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2"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3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J2]+2*[.K2]+4*[.L2]+8*[.M2]+16*[.N2]+32*[.O2]+64*[.P2]+128*[.Q2]; 2)" office:value-type="string" office:string-value="08" calcext:value-type="string">
            <text:p>08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S2]+2*[.T2]+4*[.U2]+8*[.V2]+16*[.W2]+32*[.X2]+64*[.Y2]+128*[.Z2]; 2)" office:value-type="string" office:string-value="00" calcext:value-type="string">
            <text:p>0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AB2]+2*[.AC2]+4*[.AD2]+8*[.AE2]+16*[.AF2]+32*[.AG2]+64*[.AH2]+128*[.AI2]; 2)" office:value-type="string" office:string-value="00" calcext:value-type="string">
            <text:p>00</text:p>
          </table:table-cell>
          <table:table-cell table:style-name="ce212" office:value-type="float" office:value="1" calcext:value-type="float">
            <text:p>1</text:p>
          </table:table-cell>
          <table:table-cell table:number-columns-repeated="6" table:style-name="ce216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 table:style-name="ce22" table:formula="of:=DEC2HEX([.AK2]+2*[.AL2]+4*[.AM2]+8*[.AN2]+16*[.AO2]+32*[.AP2]+64*[.AQ2]+128*[.AR2]; 2)" office:value-type="string" office:string-value="FF" calcext:value-type="string">
            <text:p>FF</text:p>
          </table:table-cell>
          <table:table-cell table:style-name="ce34" table:number-columns-repeated="948"/>
          <table:table-cell table:number-columns-repeated="31"/>
        </table:table-row>
        <table:table-row table:style-name="ro3"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3]+2*[.B3]+4*[.C3]+8*[.D3]+16*[.E3]+32*[.F3]+64*[.G3]+128*[.H3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3]+2*[.K3]+4*[.L3]+8*[.M3]+16*[.N3]+32*[.O3]+64*[.P3]+128*[.Q3]; 2)" office:value-type="string" office:string-value="08" calcext:value-type="string">
            <text:p>08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3]+2*[.T3]+4*[.U3]+8*[.V3]+16*[.W3]+32*[.X3]+64*[.Y3]+128*[.Z3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3]+2*[.AC3]+4*[.AD3]+8*[.AE3]+16*[.AF3]+32*[.AG3]+64*[.AH3]+128*[.AI3]; 2)" office:value-type="string" office:string-value="00" calcext:value-type="string">
            <text:p>0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6" table:style-name="ce217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" table:formula="of:=DEC2HEX([.AK3]+2*[.AL3]+4*[.AM3]+8*[.AN3]+16*[.AO3]+32*[.AP3]+64*[.AQ3]+128*[.AR3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4]+2*[.B4]+4*[.C4]+8*[.D4]+16*[.E4]+32*[.F4]+64*[.G4]+128*[.H4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4]+2*[.K4]+4*[.L4]+8*[.M4]+16*[.N4]+32*[.O4]+64*[.P4]+128*[.Q4]; 2)" office:value-type="string" office:string-value="08" calcext:value-type="string">
            <text:p>08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6" table:style-name="ce205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2" table:formula="of:=DEC2HEX([.S4]+2*[.T4]+4*[.U4]+8*[.V4]+16*[.W4]+32*[.X4]+64*[.Y4]+128*[.Z4]; 2)" office:value-type="string" office:string-value="FF" calcext:value-type="string">
            <text:p>FF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4]+2*[.AC4]+4*[.AD4]+8*[.AE4]+16*[.AF4]+32*[.AG4]+64*[.AH4]+128*[.AI4]; 2)" office:value-type="string" office:string-value="00" calcext:value-type="string">
            <text:p>0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table:style-name="ce217" office:value-type="float" office:value="0" calcext:value-type="float">
            <text:p>0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number-columns-repeated="2" table:style-name="ce217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" table:formula="of:=DEC2HEX([.AK4]+2*[.AL4]+4*[.AM4]+8*[.AN4]+16*[.AO4]+32*[.AP4]+64*[.AQ4]+128*[.AR4]; 2)" office:value-type="string" office:string-value="18" calcext:value-type="string">
            <text:p>18</text:p>
          </table:table-cell>
          <table:table-cell table:number-columns-repeated="979"/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number-columns-repeated="6" table:style-name="ce205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2" table:formula="of:=DEC2HEX([.A5]+2*[.B5]+4*[.C5]+8*[.D5]+16*[.E5]+32*[.F5]+64*[.G5]+128*[.H5]; 2)" office:value-type="string" office:string-value="FF" calcext:value-type="string">
            <text:p>FF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6" table:style-name="ce205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2" table:formula="of:=DEC2HEX([.J5]+2*[.K5]+4*[.L5]+8*[.M5]+16*[.N5]+32*[.O5]+64*[.P5]+128*[.Q5]; 2)" office:value-type="string" office:string-value="FF" calcext:value-type="string">
            <text:p>FF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5]+2*[.T5]+4*[.U5]+8*[.V5]+16*[.W5]+32*[.X5]+64*[.Y5]+128*[.Z5]; 2)" office:value-type="string" office:string-value="00" calcext:value-type="string">
            <text:p>00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3"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5]+2*[.AC5]+4*[.AD5]+8*[.AE5]+16*[.AF5]+32*[.AG5]+64*[.AH5]+128*[.AI5]; 2)" office:value-type="string" office:string-value="77" calcext:value-type="string">
            <text:p>77</text:p>
          </table:table-cell>
          <table:table-cell table:style-name="ce21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17" office:value-type="float" office:value="1" calcext:value-type="float">
            <text:p>1</text:p>
          </table:table-cell>
          <table:table-cell table:number-columns-repeated="2" table:style-name="ce217" office:value-type="float" office:value="0" calcext:value-type="float">
            <text:p>0</text:p>
          </table:table-cell>
          <table:table-cell table:style-name="ce217" office:value-type="float" office:value="1" calcext:value-type="float">
            <text:p>1</text:p>
          </table:table-cell>
          <table:table-cell table:style-name="ce217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" table:formula="of:=DEC2HEX([.AK5]+2*[.AL5]+4*[.AM5]+8*[.AN5]+16*[.AO5]+32*[.AP5]+64*[.AQ5]+128*[.AR5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6]+2*[.B6]+4*[.C6]+8*[.D6]+16*[.E6]+32*[.F6]+64*[.G6]+128*[.H6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6]+2*[.K6]+4*[.L6]+8*[.M6]+16*[.N6]+32*[.O6]+64*[.P6]+128*[.Q6]; 2)" office:value-type="string" office:string-value="08" calcext:value-type="string">
            <text:p>08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6" table:style-name="ce205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2" table:formula="of:=DEC2HEX([.S6]+2*[.T6]+4*[.U6]+8*[.V6]+16*[.W6]+32*[.X6]+64*[.Y6]+128*[.Z6]; 2)" office:value-type="string" office:string-value="FF" calcext:value-type="string">
            <text:p>FF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6]+2*[.AC6]+4*[.AD6]+8*[.AE6]+16*[.AF6]+32*[.AG6]+64*[.AH6]+128*[.AI6]; 2)" office:value-type="string" office:string-value="00" calcext:value-type="string">
            <text:p>00</text:p>
          </table:table-cell>
          <table:table-cell table:style-name="ce21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17" office:value-type="float" office:value="1" calcext:value-type="float">
            <text:p>1</text:p>
          </table:table-cell>
          <table:table-cell table:number-columns-repeated="2" table:style-name="ce217" office:value-type="float" office:value="0" calcext:value-type="float">
            <text:p>0</text:p>
          </table:table-cell>
          <table:table-cell table:style-name="ce217" office:value-type="float" office:value="1" calcext:value-type="float">
            <text:p>1</text:p>
          </table:table-cell>
          <table:table-cell table:style-name="ce217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" table:formula="of:=DEC2HEX([.AK6]+2*[.AL6]+4*[.AM6]+8*[.AN6]+16*[.AO6]+32*[.AP6]+64*[.AQ6]+128*[.AR6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7]+2*[.B7]+4*[.C7]+8*[.D7]+16*[.E7]+32*[.F7]+64*[.G7]+128*[.H7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7]+2*[.K7]+4*[.L7]+8*[.M7]+16*[.N7]+32*[.O7]+64*[.P7]+128*[.Q7]; 2)" office:value-type="string" office:string-value="08" calcext:value-type="string">
            <text:p>08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7]+2*[.T7]+4*[.U7]+8*[.V7]+16*[.W7]+32*[.X7]+64*[.Y7]+128*[.Z7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7]+2*[.AC7]+4*[.AD7]+8*[.AE7]+16*[.AF7]+32*[.AG7]+64*[.AH7]+128*[.AI7]; 2)" office:value-type="string" office:string-value="00" calcext:value-type="string">
            <text:p>0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table:style-name="ce217" office:value-type="float" office:value="0" calcext:value-type="float">
            <text:p>0</text:p>
          </table:table-cell>
          <table:table-cell table:number-columns-repeated="4" table:style-name="ce217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22" table:formula="of:=DEC2HEX([.AK7]+2*[.AL7]+4*[.AM7]+8*[.AN7]+16*[.AO7]+32*[.AP7]+64*[.AQ7]+128*[.AR7]; 2)" office:value-type="string" office:string-value="F8" calcext:value-type="string">
            <text:p>F8</text:p>
          </table:table-cell>
          <table:table-cell table:number-columns-repeated="979"/>
        </table:table-row>
        <table:table-row table:style-name="ro3"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8]+2*[.B8]+4*[.C8]+8*[.D8]+16*[.E8]+32*[.F8]+64*[.G8]+128*[.H8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8]+2*[.K8]+4*[.L8]+8*[.M8]+16*[.N8]+32*[.O8]+64*[.P8]+128*[.Q8]; 2)" office:value-type="string" office:string-value="08" calcext:value-type="string">
            <text:p>08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8]+2*[.T8]+4*[.U8]+8*[.V8]+16*[.W8]+32*[.X8]+64*[.Y8]+128*[.Z8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8]+2*[.AC8]+4*[.AD8]+8*[.AE8]+16*[.AF8]+32*[.AG8]+64*[.AH8]+128*[.AI8]; 2)" office:value-type="string" office:string-value="00" calcext:value-type="string">
            <text:p>0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6" table:style-name="ce217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" table:formula="of:=DEC2HEX([.AK8]+2*[.AL8]+4*[.AM8]+8*[.AN8]+16*[.AO8]+32*[.AP8]+64*[.AQ8]+128*[.AR8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202" office:value-type="float" office:value="0" calcext:value-type="float">
            <text:p>0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A9]+2*[.B9]+4*[.C9]+8*[.D9]+16*[.E9]+32*[.F9]+64*[.G9]+128*[.H9]; 2)" office:value-type="string" office:string-value="00" calcext:value-type="string">
            <text:p>00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2" table:style-name="ce206" office:value-type="float" office:value="0" calcext:value-type="float">
            <text:p>0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J9]+2*[.K9]+4*[.L9]+8*[.M9]+16*[.N9]+32*[.O9]+64*[.P9]+128*[.Q9]; 2)" office:value-type="string" office:string-value="08" calcext:value-type="string">
            <text:p>08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S9]+2*[.T9]+4*[.U9]+8*[.V9]+16*[.W9]+32*[.X9]+64*[.Y9]+128*[.Z9]; 2)" office:value-type="string" office:string-value="00" calcext:value-type="string">
            <text:p>00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AB9]+2*[.AC9]+4*[.AD9]+8*[.AE9]+16*[.AF9]+32*[.AG9]+64*[.AH9]+128*[.AI9]; 2)" office:value-type="string" office:string-value="00" calcext:value-type="string">
            <text:p>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6" table:style-name="ce218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 table:style-name="ce22" table:formula="of:=DEC2HEX([.AK9]+2*[.AL9]+4*[.AM9]+8*[.AN9]+16*[.AO9]+32*[.AP9]+64*[.AQ9]+128*[.AR9]; 2)" office:value-type="string" office:string-value="00" calcext:value-type="string">
            <text:p>00</text:p>
          </table:table-cell>
          <table:table-cell table:style-name="ce35" table:number-columns-repeated="948"/>
          <table:table-cell table:number-columns-repeated="31"/>
        </table:table-row>
        <table:table-row table:style-name="ro1"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I2];[.I3];[.I4];[.I5];[.I6];[.I7];[.I8];[.I9])" office:value-type="string" office:string-value="0x000000FF00000000" calcext:value-type="string">
            <text:p>0x000000FF00000000</text:p>
          </table:table-cell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R2];[.R3];[.R4];[.R5];[.R6];[.R7];[.R8];[.R9])" office:value-type="string" office:string-value="0x080808FF08080808" calcext:value-type="string">
            <text:p>0x080808FF08080808</text:p>
          </table:table-cell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AA2];[.AA3];[.AA4];[.AA5];[.AA6];[.AA7];[.AA8];[.AA9])" office:value-type="string" office:string-value="0x0000FF00FF000000" calcext:value-type="string">
            <text:p>0x0000FF00FF000000</text:p>
          </table:table-cell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AJ2];[.AJ3];[.AJ4];[.AJ5];[.AJ6];[.AJ7];[.AJ8];[.AJ9])" office:value-type="string" office:string-value="0x0000007700000000" calcext:value-type="string">
            <text:p>0x0000007700000000</text:p>
          </table:table-cell>
          <table:table-cell table:style-name="ce215"/>
          <table:table-cell table:style-name="ce219" table:number-columns-repeated="6"/>
          <table:table-cell table:style-name="ce223"/>
          <table:table-cell table:style-name="ce23" table:formula="of:=CONCATENATE(&quot;0x&quot;;[.AS2];[.AS3];[.AS4];[.AS5];[.AS6];[.AS7];[.AS8];[.AS9])" office:value-type="string" office:string-value="0xFF00182424F80000" calcext:value-type="string">
            <text:p>0xFF00182424F80000</text:p>
          </table:table-cell>
          <table:table-cell table:style-name="ce36" table:number-columns-repeated="948"/>
          <table:table-cell table:style-name="ce41" table:number-columns-repeated="31"/>
        </table:table-row>
        <table:table-row table:style-name="ro2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o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O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s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S</text:p>
          </table:table-cell>
          <table:table-cell table:style-name="ce29" table:number-columns-repeated="3"/>
          <table:table-cell table:style-name="ce13" table:number-columns-repeated="954"/>
          <table:table-cell table:style-name="ce14" table:number-columns-repeated="31"/>
        </table:table-row>
        <table:table-row table:style-name="ro2">
          <table:table-cell table:style-name="ce200" office:value-type="float" office:value="0" calcext:value-type="float">
            <text:p>0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A12]+2*[.B12]+4*[.C12]+8*[.D12]+16*[.E12]+32*[.F12]+64*[.G12]+128*[.H12]; 2)" office:value-type="string" office:string-value="00" calcext:value-type="string">
            <text:p>0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J12]+2*[.K12]+4*[.L12]+8*[.M12]+16*[.N12]+32*[.O12]+64*[.P12]+128*[.Q12]; 2)" office:value-type="string" office:string-value="00" calcext:value-type="string">
            <text:p>0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S12]+2*[.T12]+4*[.U12]+8*[.V12]+16*[.W12]+32*[.X12]+64*[.Y12]+128*[.Z12]; 2)" office:value-type="string" office:string-value="00" calcext:value-type="string">
            <text:p>0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AB12]+2*[.AC12]+4*[.AD12]+8*[.AE12]+16*[.AF12]+32*[.AG12]+64*[.AH12]+128*[.AI12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4" table:number-columns-repeated="954"/>
          <table:table-cell table:number-columns-repeated="31"/>
        </table:table-row>
        <table:table-row table:style-name="ro2"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13]+2*[.B13]+4*[.C13]+8*[.D13]+16*[.E13]+32*[.F13]+64*[.G13]+128*[.H13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13]+2*[.K13]+4*[.L13]+8*[.M13]+16*[.N13]+32*[.O13]+64*[.P13]+128*[.Q13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13]+2*[.T13]+4*[.U13]+8*[.V13]+16*[.W13]+32*[.X13]+64*[.Y13]+128*[.Z13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13]+2*[.AC13]+4*[.AD13]+8*[.AE13]+16*[.AF13]+32*[.AG13]+64*[.AH13]+128*[.AI13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14]+2*[.B14]+4*[.C14]+8*[.D14]+16*[.E14]+32*[.F14]+64*[.G14]+128*[.H14]; 2)" office:value-type="string" office:string-value="18" calcext:value-type="string">
            <text:p>18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14]+2*[.K14]+4*[.L14]+8*[.M14]+16*[.N14]+32*[.O14]+64*[.P14]+128*[.Q14]; 2)" office:value-type="string" office:string-value="18" calcext:value-type="string">
            <text:p>18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4"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14]+2*[.T14]+4*[.U14]+8*[.V14]+16*[.W14]+32*[.X14]+64*[.Y14]+128*[.Z14]; 2)" office:value-type="string" office:string-value="3C" calcext:value-type="string">
            <text:p>3C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4"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14]+2*[.AC14]+4*[.AD14]+8*[.AE14]+16*[.AF14]+32*[.AG14]+64*[.AH14]+128*[.AI14]; 2)" office:value-type="string" office:string-value="3C" calcext:value-type="string">
            <text:p>3C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15]+2*[.B15]+4*[.C15]+8*[.D15]+16*[.E15]+32*[.F15]+64*[.G15]+128*[.H15]; 2)" office:value-type="string" office:string-value="24" calcext:value-type="string">
            <text:p>24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4"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15]+2*[.K15]+4*[.L15]+8*[.M15]+16*[.N15]+32*[.O15]+64*[.P15]+128*[.Q15]; 2)" office:value-type="string" office:string-value="3C" calcext:value-type="string">
            <text:p>3C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15]+2*[.T15]+4*[.U15]+8*[.V15]+16*[.W15]+32*[.X15]+64*[.Y15]+128*[.Z15]; 2)" office:value-type="string" office:string-value="24" calcext:value-type="string">
            <text:p>24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4"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15]+2*[.AC15]+4*[.AD15]+8*[.AE15]+16*[.AF15]+32*[.AG15]+64*[.AH15]+128*[.AI15]; 2)" office:value-type="string" office:string-value="3C" calcext:value-type="string">
            <text:p>3C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16]+2*[.B16]+4*[.C16]+8*[.D16]+16*[.E16]+32*[.F16]+64*[.G16]+128*[.H16]; 2)" office:value-type="string" office:string-value="24" calcext:value-type="string">
            <text:p>24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4"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16]+2*[.K16]+4*[.L16]+8*[.M16]+16*[.N16]+32*[.O16]+64*[.P16]+128*[.Q16]; 2)" office:value-type="string" office:string-value="3C" calcext:value-type="string">
            <text:p>3C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16]+2*[.T16]+4*[.U16]+8*[.V16]+16*[.W16]+32*[.X16]+64*[.Y16]+128*[.Z16]; 2)" office:value-type="string" office:string-value="24" calcext:value-type="string">
            <text:p>24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4"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16]+2*[.AC16]+4*[.AD16]+8*[.AE16]+16*[.AF16]+32*[.AG16]+64*[.AH16]+128*[.AI16]; 2)" office:value-type="string" office:string-value="3C" calcext:value-type="string">
            <text:p>3C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17]+2*[.B17]+4*[.C17]+8*[.D17]+16*[.E17]+32*[.F17]+64*[.G17]+128*[.H17]; 2)" office:value-type="string" office:string-value="18" calcext:value-type="string">
            <text:p>18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17]+2*[.K17]+4*[.L17]+8*[.M17]+16*[.N17]+32*[.O17]+64*[.P17]+128*[.Q17]; 2)" office:value-type="string" office:string-value="18" calcext:value-type="string">
            <text:p>18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4"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17]+2*[.T17]+4*[.U17]+8*[.V17]+16*[.W17]+32*[.X17]+64*[.Y17]+128*[.Z17]; 2)" office:value-type="string" office:string-value="3C" calcext:value-type="string">
            <text:p>3C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4"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17]+2*[.AC17]+4*[.AD17]+8*[.AE17]+16*[.AF17]+32*[.AG17]+64*[.AH17]+128*[.AI17]; 2)" office:value-type="string" office:string-value="3C" calcext:value-type="string">
            <text:p>3C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18]+2*[.B18]+4*[.C18]+8*[.D18]+16*[.E18]+32*[.F18]+64*[.G18]+128*[.H18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18]+2*[.K18]+4*[.L18]+8*[.M18]+16*[.N18]+32*[.O18]+64*[.P18]+128*[.Q18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18]+2*[.T18]+4*[.U18]+8*[.V18]+16*[.W18]+32*[.X18]+64*[.Y18]+128*[.Z18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18]+2*[.AC18]+4*[.AD18]+8*[.AE18]+16*[.AF18]+32*[.AG18]+64*[.AH18]+128*[.AI18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202" office:value-type="float" office:value="0" calcext:value-type="float">
            <text:p>0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A19]+2*[.B19]+4*[.C19]+8*[.D19]+16*[.E19]+32*[.F19]+64*[.G19]+128*[.H19]; 2)" office:value-type="string" office:string-value="00" calcext:value-type="string">
            <text:p>00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J19]+2*[.K19]+4*[.L19]+8*[.M19]+16*[.N19]+32*[.O19]+64*[.P19]+128*[.Q19]; 2)" office:value-type="string" office:string-value="00" calcext:value-type="string">
            <text:p>00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S19]+2*[.T19]+4*[.U19]+8*[.V19]+16*[.W19]+32*[.X19]+64*[.Y19]+128*[.Z19]; 2)" office:value-type="string" office:string-value="00" calcext:value-type="string">
            <text:p>00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AB19]+2*[.AC19]+4*[.AD19]+8*[.AE19]+16*[.AF19]+32*[.AG19]+64*[.AH19]+128*[.AI19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5" table:number-columns-repeated="954"/>
          <table:table-cell table:number-columns-repeated="31"/>
        </table:table-row>
        <table:table-row table:style-name="ro2"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I12];[.I13];[.I14];[.I15];[.I16];[.I17];[.I18];[.I19])" office:value-type="string" office:string-value="0x0000182424180000" calcext:value-type="string">
            <text:p>0x0000182424180000</text:p>
          </table:table-cell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R12];[.R13];[.R14];[.R15];[.R16];[.R17];[.R18];[.R19])" office:value-type="string" office:string-value="0x0000183C3C180000" calcext:value-type="string">
            <text:p>0x0000183C3C180000</text:p>
          </table:table-cell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AA12];[.AA13];[.AA14];[.AA15];[.AA16];[.AA17];[.AA18];[.AA19])" office:value-type="string" office:string-value="0x00003C24243C0000" calcext:value-type="string">
            <text:p>0x00003C24243C0000</text:p>
          </table:table-cell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AJ12];[.AJ13];[.AJ14];[.AJ15];[.AJ16];[.AJ17];[.AJ18];[.AJ19])" office:value-type="string" office:string-value="0x00003C3C3C3C0000" calcext:value-type="string">
            <text:p>0x00003C3C3C3C0000</text:p>
          </table:table-cell>
          <table:table-cell table:style-name="ce23" table:number-columns-repeated="3"/>
          <table:table-cell table:style-name="ce36" table:number-columns-repeated="954"/>
          <table:table-cell table:style-name="ce41" table:number-columns-repeated="31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~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&lt;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&gt;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j </text:p>
          </table:table-cell>
          <table:table-cell table:style-name="ce29" table:number-columns-repeated="3"/>
          <table:table-cell table:style-name="ce13" table:number-columns-repeated="954"/>
          <table:table-cell table:style-name="ce14" table:number-columns-repeated="31"/>
        </table:table-row>
        <table:table-row table:style-name="ro3">
          <table:table-cell table:style-name="ce200" office:value-type="float" office:value="0" calcext:value-type="float">
            <text:p>0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A22]+2*[.B22]+4*[.C22]+8*[.D22]+16*[.E22]+32*[.F22]+64*[.G22]+128*[.H22]; 2)" office:value-type="string" office:string-value="00" calcext:value-type="string">
            <text:p>0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J22]+2*[.K22]+4*[.L22]+8*[.M22]+16*[.N22]+32*[.O22]+64*[.P22]+128*[.Q22]; 2)" office:value-type="string" office:string-value="00" calcext:value-type="string">
            <text:p>0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S22]+2*[.T22]+4*[.U22]+8*[.V22]+16*[.W22]+32*[.X22]+64*[.Y22]+128*[.Z22]; 2)" office:value-type="string" office:string-value="00" calcext:value-type="string">
            <text:p>0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AB22]+2*[.AC22]+4*[.AD22]+8*[.AE22]+16*[.AF22]+32*[.AG22]+64*[.AH22]+128*[.AI22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4" table:number-columns-repeated="954"/>
          <table:table-cell table:number-columns-repeated="31"/>
        </table:table-row>
        <table:table-row table:style-name="ro3"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23]+2*[.B23]+4*[.C23]+8*[.D23]+16*[.E23]+32*[.F23]+64*[.G23]+128*[.H23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4"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23]+2*[.K23]+4*[.L23]+8*[.M23]+16*[.N23]+32*[.O23]+64*[.P23]+128*[.Q23]; 2)" office:value-type="string" office:string-value="60" calcext:value-type="string">
            <text:p>6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number-columns-repeated="4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23]+2*[.T23]+4*[.U23]+8*[.V23]+16*[.W23]+32*[.X23]+64*[.Y23]+128*[.Z23]; 2)" office:value-type="string" office:string-value="06" calcext:value-type="string">
            <text:p>06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23]+2*[.AC23]+4*[.AD23]+8*[.AE23]+16*[.AF23]+32*[.AG23]+64*[.AH23]+128*[.AI23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3"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number-columns-repeated="4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24]+2*[.B24]+4*[.C24]+8*[.D24]+16*[.E24]+32*[.F24]+64*[.G24]+128*[.H24]; 2)" office:value-type="string" office:string-value="06" calcext:value-type="string">
            <text:p>06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24]+2*[.K24]+4*[.L24]+8*[.M24]+16*[.N24]+32*[.O24]+64*[.P24]+128*[.Q24]; 2)" office:value-type="string" office:string-value="58" calcext:value-type="string">
            <text:p>58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24]+2*[.T24]+4*[.U24]+8*[.V24]+16*[.W24]+32*[.X24]+64*[.Y24]+128*[.Z24]; 2)" office:value-type="string" office:string-value="1A" calcext:value-type="string">
            <text:p>1A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24]+2*[.AC24]+4*[.AD24]+8*[.AE24]+16*[.AF24]+32*[.AG24]+64*[.AH24]+128*[.AI24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25]+2*[.B25]+4*[.C25]+8*[.D25]+16*[.E25]+32*[.F25]+64*[.G25]+128*[.H25]; 2)" office:value-type="string" office:string-value="09" calcext:value-type="string">
            <text:p>09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25]+2*[.K25]+4*[.L25]+8*[.M25]+16*[.N25]+32*[.O25]+64*[.P25]+128*[.Q25]; 2)" office:value-type="string" office:string-value="46" calcext:value-type="string">
            <text:p>46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25]+2*[.T25]+4*[.U25]+8*[.V25]+16*[.W25]+32*[.X25]+64*[.Y25]+128*[.Z25]; 2)" office:value-type="string" office:string-value="62" calcext:value-type="string">
            <text:p>62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4"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25]+2*[.AC25]+4*[.AD25]+8*[.AE25]+16*[.AF25]+32*[.AG25]+64*[.AH25]+128*[.AI25]; 2)" office:value-type="string" office:string-value="5F" calcext:value-type="string">
            <text:p>5F</text:p>
          </table:table-cell>
          <table:table-cell table:style-name="ce22" table:number-columns-repeated="3"/>
          <table:table-cell table:number-columns-repeated="985"/>
        </table:table-row>
        <table:table-row table:style-name="ro3">
          <table:table-cell table:style-name="ce201" office:value-type="float" office:value="0" calcext:value-type="float">
            <text:p>0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22" table:formula="of:=DEC2HEX([.A26]+2*[.B26]+4*[.C26]+8*[.D26]+16*[.E26]+32*[.F26]+64*[.G26]+128*[.H26]; 2)" office:value-type="string" office:string-value="90" calcext:value-type="string">
            <text:p>9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26]+2*[.K26]+4*[.L26]+8*[.M26]+16*[.N26]+32*[.O26]+64*[.P26]+128*[.Q26]; 2)" office:value-type="string" office:string-value="58" calcext:value-type="string">
            <text:p>58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26]+2*[.T26]+4*[.U26]+8*[.V26]+16*[.W26]+32*[.X26]+64*[.Y26]+128*[.Z26]; 2)" office:value-type="string" office:string-value="1A" calcext:value-type="string">
            <text:p>1A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26]+2*[.AC26]+4*[.AD26]+8*[.AE26]+16*[.AF26]+32*[.AG26]+64*[.AH26]+128*[.AI26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3">
          <table:table-cell table:style-name="ce201" office:value-type="float" office:value="0" calcext:value-type="float">
            <text:p>0</text:p>
          </table:table-cell>
          <table:table-cell table:number-columns-repeated="4"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27]+2*[.B27]+4*[.C27]+8*[.D27]+16*[.E27]+32*[.F27]+64*[.G27]+128*[.H27]; 2)" office:value-type="string" office:string-value="60" calcext:value-type="string">
            <text:p>6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4"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27]+2*[.K27]+4*[.L27]+8*[.M27]+16*[.N27]+32*[.O27]+64*[.P27]+128*[.Q27]; 2)" office:value-type="string" office:string-value="60" calcext:value-type="string">
            <text:p>6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number-columns-repeated="4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27]+2*[.T27]+4*[.U27]+8*[.V27]+16*[.W27]+32*[.X27]+64*[.Y27]+128*[.Z27]; 2)" office:value-type="string" office:string-value="06" calcext:value-type="string">
            <text:p>06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27]+2*[.AC27]+4*[.AD27]+8*[.AE27]+16*[.AF27]+32*[.AG27]+64*[.AH27]+128*[.AI27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3"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28]+2*[.B28]+4*[.C28]+8*[.D28]+16*[.E28]+32*[.F28]+64*[.G28]+128*[.H28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28]+2*[.K28]+4*[.L28]+8*[.M28]+16*[.N28]+32*[.O28]+64*[.P28]+128*[.Q28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28]+2*[.T28]+4*[.U28]+8*[.V28]+16*[.W28]+32*[.X28]+64*[.Y28]+128*[.Z28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28]+2*[.AC28]+4*[.AD28]+8*[.AE28]+16*[.AF28]+32*[.AG28]+64*[.AH28]+128*[.AI28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3">
          <table:table-cell table:style-name="ce202" office:value-type="float" office:value="0" calcext:value-type="float">
            <text:p>0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A29]+2*[.B29]+4*[.C29]+8*[.D29]+16*[.E29]+32*[.F29]+64*[.G29]+128*[.H29]; 2)" office:value-type="string" office:string-value="00" calcext:value-type="string">
            <text:p>00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J29]+2*[.K29]+4*[.L29]+8*[.M29]+16*[.N29]+32*[.O29]+64*[.P29]+128*[.Q29]; 2)" office:value-type="string" office:string-value="00" calcext:value-type="string">
            <text:p>00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S29]+2*[.T29]+4*[.U29]+8*[.V29]+16*[.W29]+32*[.X29]+64*[.Y29]+128*[.Z29]; 2)" office:value-type="string" office:string-value="00" calcext:value-type="string">
            <text:p>00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AB29]+2*[.AC29]+4*[.AD29]+8*[.AE29]+16*[.AF29]+32*[.AG29]+64*[.AH29]+128*[.AI29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5" table:number-columns-repeated="954"/>
          <table:table-cell table:number-columns-repeated="31"/>
        </table:table-row>
        <table:table-row table:style-name="ro1"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I22];[.I23];[.I24];[.I25];[.I26];[.I27];[.I28];[.I29])" office:value-type="string" office:string-value="0x0000060990600000" calcext:value-type="string">
            <text:p>0x0000060990600000</text:p>
          </table:table-cell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R22];[.R23];[.R24];[.R25];[.R26];[.R27];[.R28];[.R29])" office:value-type="string" office:string-value="0x0060584658600000" calcext:value-type="string">
            <text:p>0x0060584658600000</text:p>
          </table:table-cell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AA22];[.AA23];[.AA24];[.AA25];[.AA26];[.AA27];[.AA28];[.AA29])" office:value-type="string" office:string-value="0x00061A621A060000" calcext:value-type="string">
            <text:p>0x00061A621A060000</text:p>
          </table:table-cell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AJ22];[.AJ23];[.AJ24];[.AJ25];[.AJ26];[.AJ27];[.AJ28];[.AJ29])" office:value-type="string" office:string-value="0x0000005F00000000" calcext:value-type="string">
            <text:p>0x0000005F00000000</text:p>
          </table:table-cell>
          <table:table-cell table:style-name="ce23" table:number-columns-repeated="3"/>
          <table:table-cell table:style-name="ce36" table:number-columns-repeated="954"/>
          <table:table-cell table:style-name="ce41" table:number-columns-repeated="31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d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D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*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^</text:p>
          </table:table-cell>
          <table:table-cell table:style-name="ce29" table:number-columns-repeated="3"/>
          <table:table-cell table:style-name="ce13" table:number-columns-repeated="954"/>
          <table:table-cell table:style-name="ce14" table:number-columns-repeated="31"/>
        </table:table-row>
        <table:table-row table:style-name="ro2">
          <table:table-cell table:style-name="ce200" office:value-type="float" office:value="0" calcext:value-type="float">
            <text:p>0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A32]+2*[.B32]+4*[.C32]+8*[.D32]+16*[.E32]+32*[.F32]+64*[.G32]+128*[.H32]; 2)" office:value-type="string" office:string-value="00" calcext:value-type="string">
            <text:p>0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J32]+2*[.K32]+4*[.L32]+8*[.M32]+16*[.N32]+32*[.O32]+64*[.P32]+128*[.Q32]; 2)" office:value-type="string" office:string-value="00" calcext:value-type="string">
            <text:p>00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2" table:formula="of:=DEC2HEX([.S32]+2*[.T32]+4*[.U32]+8*[.V32]+16*[.W32]+32*[.X32]+64*[.Y32]+128*[.Z32]; 2)" office:value-type="string" office:string-value="81" calcext:value-type="string">
            <text:p>81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6" table:style-name="ce20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" table:formula="of:=DEC2HEX([.AB32]+2*[.AC32]+4*[.AD32]+8*[.AE32]+16*[.AF32]+32*[.AG32]+64*[.AH32]+128*[.AI32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4" table:number-columns-repeated="954"/>
          <table:table-cell table:number-columns-repeated="31"/>
        </table:table-row>
        <table:table-row table:style-name="ro2"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33]+2*[.B33]+4*[.C33]+8*[.D33]+16*[.E33]+32*[.F33]+64*[.G33]+128*[.H33]; 2)" office:value-type="string" office:string-value="08" calcext:value-type="string">
            <text:p>08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33]+2*[.K33]+4*[.L33]+8*[.M33]+16*[.N33]+32*[.O33]+64*[.P33]+128*[.Q33]; 2)" office:value-type="string" office:string-value="08" calcext:value-type="string">
            <text:p>08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4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33]+2*[.T33]+4*[.U33]+8*[.V33]+16*[.W33]+32*[.X33]+64*[.Y33]+128*[.Z33]; 2)" office:value-type="string" office:string-value="42" calcext:value-type="string">
            <text:p>42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33]+2*[.AC33]+4*[.AD33]+8*[.AE33]+16*[.AF33]+32*[.AG33]+64*[.AH33]+128*[.AI33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34]+2*[.B34]+4*[.C34]+8*[.D34]+16*[.E34]+32*[.F34]+64*[.G34]+128*[.H34]; 2)" office:value-type="string" office:string-value="14" calcext:value-type="string">
            <text:p>14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3"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34]+2*[.K34]+4*[.L34]+8*[.M34]+16*[.N34]+32*[.O34]+64*[.P34]+128*[.Q34]; 2)" office:value-type="string" office:string-value="1C" calcext:value-type="string">
            <text:p>1C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34]+2*[.T34]+4*[.U34]+8*[.V34]+16*[.W34]+32*[.X34]+64*[.Y34]+128*[.Z34]; 2)" office:value-type="string" office:string-value="24" calcext:value-type="string">
            <text:p>24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34]+2*[.AC34]+4*[.AD34]+8*[.AE34]+16*[.AF34]+32*[.AG34]+64*[.AH34]+128*[.AI34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3"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35]+2*[.B35]+4*[.C35]+8*[.D35]+16*[.E35]+32*[.F35]+64*[.G35]+128*[.H35]; 2)" office:value-type="string" office:string-value="22" calcext:value-type="string">
            <text:p>22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5"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35]+2*[.K35]+4*[.L35]+8*[.M35]+16*[.N35]+32*[.O35]+64*[.P35]+128*[.Q35]; 2)" office:value-type="string" office:string-value="3E" calcext:value-type="string">
            <text:p>3E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35]+2*[.T35]+4*[.U35]+8*[.V35]+16*[.W35]+32*[.X35]+64*[.Y35]+128*[.Z35]; 2)" office:value-type="string" office:string-value="18" calcext:value-type="string">
            <text:p>18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35]+2*[.AC35]+4*[.AD35]+8*[.AE35]+16*[.AF35]+32*[.AG35]+64*[.AH35]+128*[.AI35]; 2)" office:value-type="string" office:string-value="18" calcext:value-type="string">
            <text:p>18</text:p>
          </table:table-cell>
          <table:table-cell table:style-name="ce22" table:number-columns-repeated="3"/>
          <table:table-cell table:number-columns-repeated="985"/>
        </table:table-row>
        <table:table-row table:style-name="ro3"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36]+2*[.B36]+4*[.C36]+8*[.D36]+16*[.E36]+32*[.F36]+64*[.G36]+128*[.H36]; 2)" office:value-type="string" office:string-value="14" calcext:value-type="string">
            <text:p>14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3"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36]+2*[.K36]+4*[.L36]+8*[.M36]+16*[.N36]+32*[.O36]+64*[.P36]+128*[.Q36]; 2)" office:value-type="string" office:string-value="1C" calcext:value-type="string">
            <text:p>1C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36]+2*[.T36]+4*[.U36]+8*[.V36]+16*[.W36]+32*[.X36]+64*[.Y36]+128*[.Z36]; 2)" office:value-type="string" office:string-value="18" calcext:value-type="string">
            <text:p>18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36]+2*[.AC36]+4*[.AD36]+8*[.AE36]+16*[.AF36]+32*[.AG36]+64*[.AH36]+128*[.AI36]; 2)" office:value-type="string" office:string-value="24" calcext:value-type="string">
            <text:p>24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37]+2*[.B37]+4*[.C37]+8*[.D37]+16*[.E37]+32*[.F37]+64*[.G37]+128*[.H37]; 2)" office:value-type="string" office:string-value="08" calcext:value-type="string">
            <text:p>08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37]+2*[.K37]+4*[.L37]+8*[.M37]+16*[.N37]+32*[.O37]+64*[.P37]+128*[.Q37]; 2)" office:value-type="string" office:string-value="08" calcext:value-type="string">
            <text:p>08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37]+2*[.T37]+4*[.U37]+8*[.V37]+16*[.W37]+32*[.X37]+64*[.Y37]+128*[.Z37]; 2)" office:value-type="string" office:string-value="24" calcext:value-type="string">
            <text:p>24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4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37]+2*[.AC37]+4*[.AD37]+8*[.AE37]+16*[.AF37]+32*[.AG37]+64*[.AH37]+128*[.AI37]; 2)" office:value-type="string" office:string-value="42" calcext:value-type="string">
            <text:p>42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38]+2*[.B38]+4*[.C38]+8*[.D38]+16*[.E38]+32*[.F38]+64*[.G38]+128*[.H38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J38]+2*[.K38]+4*[.L38]+8*[.M38]+16*[.N38]+32*[.O38]+64*[.P38]+128*[.Q38]; 2)" office:value-type="string" office:string-value="00" calcext:value-type="string">
            <text:p>00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4" table:style-name="ce205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S38]+2*[.T38]+4*[.U38]+8*[.V38]+16*[.W38]+32*[.X38]+64*[.Y38]+128*[.Z38]; 2)" office:value-type="string" office:string-value="42" calcext:value-type="string">
            <text:p>42</text:p>
          </table:table-cell>
          <table:table-cell table:style-name="ce201" office:value-type="float" office:value="0" calcext:value-type="float">
            <text:p>0</text:p>
          </table:table-cell>
          <table:table-cell table:number-columns-repeated="6" table:style-name="ce20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2" table:formula="of:=DEC2HEX([.AB38]+2*[.AC38]+4*[.AD38]+8*[.AE38]+16*[.AF38]+32*[.AG38]+64*[.AH38]+128*[.AI38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202" office:value-type="float" office:value="0" calcext:value-type="float">
            <text:p>0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A39]+2*[.B39]+4*[.C39]+8*[.D39]+16*[.E39]+32*[.F39]+64*[.G39]+128*[.H39]; 2)" office:value-type="string" office:string-value="00" calcext:value-type="string">
            <text:p>00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J39]+2*[.K39]+4*[.L39]+8*[.M39]+16*[.N39]+32*[.O39]+64*[.P39]+128*[.Q39]; 2)" office:value-type="string" office:string-value="00" calcext:value-type="string">
            <text:p>0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style-name="ce22" table:formula="of:=DEC2HEX([.S39]+2*[.T39]+4*[.U39]+8*[.V39]+16*[.W39]+32*[.X39]+64*[.Y39]+128*[.Z39]; 2)" office:value-type="string" office:string-value="81" calcext:value-type="string">
            <text:p>81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6" table:style-name="ce20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" table:formula="of:=DEC2HEX([.AB39]+2*[.AC39]+4*[.AD39]+8*[.AE39]+16*[.AF39]+32*[.AG39]+64*[.AH39]+128*[.AI39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5" table:number-columns-repeated="954"/>
          <table:table-cell table:number-columns-repeated="31"/>
        </table:table-row>
        <table:table-row table:style-name="ro1"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I32];[.I33];[.I34];[.I35];[.I36];[.I37];[.I38];[.I39])" office:value-type="string" office:string-value="0x0008142214080000" calcext:value-type="string">
            <text:p>0x0008142214080000</text:p>
          </table:table-cell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R32];[.R33];[.R34];[.R35];[.R36];[.R37];[.R38];[.R39])" office:value-type="string" office:string-value="0x00081C3E1C080000" calcext:value-type="string">
            <text:p>0x00081C3E1C080000</text:p>
          </table:table-cell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AA32];[.AA33];[.AA34];[.AA35];[.AA36];[.AA37];[.AA38];[.AA39])" office:value-type="string" office:string-value="0x8142241818244281" calcext:value-type="string">
            <text:p>0x8142241818244281</text:p>
          </table:table-cell>
          <table:table-cell table:style-name="ce203"/>
          <table:table-cell table:style-name="ce207" table:number-columns-repeated="6"/>
          <table:table-cell table:style-name="ce211"/>
          <table:table-cell table:style-name="ce23" table:formula="of:=CONCATENATE(&quot;0x&quot;;[.AJ32];[.AJ33];[.AJ34];[.AJ35];[.AJ36];[.AJ37];[.AJ38];[.AJ39])" office:value-type="string" office:string-value="0x0000001824420000" calcext:value-type="string">
            <text:p>0x0000001824420000</text:p>
          </table:table-cell>
          <table:table-cell table:style-name="ce23" table:number-columns-repeated="3"/>
          <table:table-cell table:style-name="ce36" table:number-columns-repeated="954"/>
          <table:table-cell table:style-name="ce41" table:number-columns-repeated="3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tandard var1'.AB32:'Standard var1'.AI40 'Standard var1'.AB2:'Standard var1'.AI10 'Standard var1'.AB12:'Standard var1'.AI20 'Standard var1'.AB22:'Standard var1'.AI30 'Standard var1'.A32:'Standard var1'.H40 'Standard var1'.A2:'Standard var1'.H10 'Standard var1'.A12:'Standard var1'.H20 'Standard var1'.A22:'Standard var1'.H30 'Standard var1'.J2:'Standard var1'.Q10 'Standard var1'.J12:'Standard var1'.Q20 'Standard var1'.J22:'Standard var1'.Q30 'Standard var1'.J32:'Standard var1'.Q40 'Standard var1'.S2:'Standard var1'.Z10 'Standard var1'.S12:'Standard var1'.Z20 'Standard var1'.S22:'Standard var1'.Z30 'Standard var1'.S32:'Standard var1'.Z4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'Standard var1'.AK2:'Standard var1'.AR1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  <table:database-ranges>
        <table:database-range table:name="__Anonymous_DB__1" table:target-range-address="Standard.A1:Standard.AM4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.00.0000</text:date>, <text:time style:data-style-name="N2" text:time-value="15:06:53.665065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Balakin</meta:initial-creator>
    <meta:creation-date>2013-02-13T15:22:44</meta:creation-date>
    <dc:date>2018-10-21T16:55:45.155820932</dc:date>
    <meta:editing-duration>PT15H18M24S</meta:editing-duration>
    <meta:editing-cycles>40</meta:editing-cycles>
    <meta:generator>LibreOffice/6.0.6.2$Linux_X86_64 LibreOffice_project/00m0$Build-2</meta:generator>
    <meta:document-statistic meta:table-count="3" meta:cell-count="4144" meta:object-count="0"/>
  </office:meta>
</office:document-meta>
</file>